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4.85mm"/>
    </style:style>
    <style:style style:name="co2" style:family="table-column">
      <style:table-column-properties fo:break-before="auto" style:column-width="64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5.23mm"/>
    </style:style>
    <style:style style:name="co5" style:family="table-column">
      <style:table-column-properties fo:break-before="auto" style:column-width="68mm"/>
    </style:style>
    <style:style style:name="co6" style:family="table-column">
      <style:table-column-properties fo:break-before="auto" style:column-width="96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urc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Sites ressource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Support</text:p>
          </table:table-cell>
          <table:table-cell office:value-type="string" calcext:value-type="string">
            <text:p>Cout/modalités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angue</text:p>
          </table:table-cell>
          <table:table-cell office:value-type="string" calcext:value-type="string">
            <text:p>Période</text:p>
          </table:table-cell>
          <table:table-cell office:value-type="string" calcext:value-type="string">
            <text:p>Type de contenu</text:p>
          </table:table-cell>
          <table:table-cell office:value-type="string" calcext:value-type="string">
            <text:p>Type de texte</text:p>
          </table:table-cell>
          <table:table-cell office:value-type="string" calcext:value-type="string">
            <text:p>Edition précis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Format fichier</text:p>
          </table:table-cell>
          <table:table-cell office:value-type="string" calcext:value-type="string">
            <text:p>Encodage</text:p>
          </table:table-cell>
          <table:table-cell office:value-type="string" calcext:value-type="string">
            <text:p>Structuration (niveaux)</text:p>
          </table:table-cell>
          <table:table-cell office:value-type="string" calcext:value-type="string">
            <text:p>Structuration (technique)</text:p>
          </table:table-cell>
        </table:table-row>
        <table:table-row table:style-name="ro1">
          <table:table-cell office:value-type="string" calcext:value-type="string">
            <text:p>The latin library</text:p>
          </table:table-cell>
          <table:table-cell office:value-type="string" calcext:value-type="string">
            <text:p><text:a xlink:href="http://www.thelatinlibrary.com/" xlink:type="simple">http://www.thelatinlibrary.com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/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pus Corporum</text:p>
          </table:table-cell>
          <table:table-cell office:value-type="string" calcext:value-type="string">
            <text:p><text:a xlink:href="http://www.mlat.uzh.ch/MLS/index.php?lang=0" xlink:type="simple">http://www.mlat.uzh.ch/MLS/index.php?lang=0</text:a>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gratuit</text:p>
          </table:table-cell>
          <table:table-cell office:value-type="string" calcext:value-type="string">
            <text:p>ouverte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TXT, T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Digital Corpus for Graeco-Arabic Studies</text:p>
          </table:table-cell>
          <table:table-cell office:value-type="string" calcext:value-type="string">
            <text:p><text:a xlink:href="http://www.graeco-arabic-studies.org/home.html" xlink:type="simple">http://www.graeco-arabic-studies.org/home.html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grec, arabe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acle</text:p>
          </table:table-cell>
          <table:table-cell office:value-type="string" calcext:value-type="string">
            <text:p><text:a xlink:href="http://remacle.org/" xlink:type="simple">http://remacle.org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seus digital library</text:p>
          </table:table-cell>
          <table:table-cell office:value-type="string" calcext:value-type="string">
            <text:p><text:a xlink:href="http://www.perseus.tufts.edu/" xlink:type="simple">http://www.perseus.tufts.edu</text:a></text:p>
          </table:table-cell>
          <table:table-cell office:value-type="string" calcext:value-type="string">
            <text:p>en ligne</text:p>
          </table:table-cell>
          <table:table-cell table:number-columns-repeated="4"/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XML</text:p>
          </table:table-cell>
          <table:table-cell office:value-type="string" calcext:value-type="string">
            <text:p>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G</text:p>
          </table:table-cell>
          <table:table-cell/>
          <table:table-cell office:value-type="string" calcext:value-type="string">
            <text:p>CDROM/en ligne</text:p>
          </table:table-cell>
          <table:table-cell office:value-type="string" calcext:value-type="string">
            <text:p>payant</text:p>
          </table:table-cell>
          <table:table-cell table:number-columns-repeated="3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I 5</text:p>
          </table:table-cell>
          <table:table-cell office:value-type="string" calcext:value-type="string">
            <text:p><text:a xlink:href="http://latin.packhum.org/" xlink:type="simple">http://latin.packhum.org/</text:a></text:p>
          </table:table-cell>
          <table:table-cell office:value-type="string" calcext:value-type="string">
            <text:p>CDROM/en ligne</text:p>
          </table:table-cell>
          <table:table-cell office:value-type="string" calcext:value-type="string">
            <text:p>gratuit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Classique (→II AD)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HTML (en ligne), RTF (CDROM)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brary of Latin Texts (Brepols)</text:p>
          </table:table-cell>
          <table:table-cell/>
          <table:table-cell office:value-type="string" calcext:value-type="string">
            <text:p>en ligne</text:p>
          </table:table-cell>
          <table:table-cell office:value-type="string" calcext:value-type="string">
            <text:p>Payant (abonnement SCD)</text:p>
          </table:table-cell>
          <table:table-cell/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nkaes</text:p>
          </table:table-cell>
          <table:table-cell office:value-type="string" calcext:value-type="string">
            <text:p>http://pinakes.irht.cnrs.fr/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grec</text:p>
          </table:table-cell>
          <table:table-cell/>
          <table:table-cell office:value-type="string" calcext:value-type="string">
            <text:p>tex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bliotheca Augustana</text:p>
          </table:table-cell>
          <table:table-cell office:value-type="string" calcext:value-type="string">
            <text:p><text:a xlink:href="http://www.hs-augsburg.de/~harsch/augustana.html" xlink:type="simple">http://www.hs-augsburg.de/~harsch/augustana.html</text:a></text:p>
          </table:table-cell>
          <table:table-cell office:value-type="string" calcext:value-type="string">
            <text:p>en ligne</text:p>
          </table:table-cell>
          <table:table-cell table:number-columns-repeated="2"/>
          <table:table-cell office:value-type="string" calcext:value-type="string">
            <text:p>latin</text:p>
          </table:table-cell>
          <table:table-cell office:value-type="string" calcext:value-type="string">
            <text:p>classique, post-classique, médiéval, moderne</text:p>
          </table:table-cell>
          <table:table-cell office:value-type="string" calcext:value-type="string">
            <text:p>texte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 library of late-antique latin texts </text:p>
          </table:table-cell>
          <table:table-cell office:value-type="string" calcext:value-type="string">
            <text:p><text:a xlink:href="http://digiliblt.lett.unipmn.it/index.php" xlink:type="simple">http://digiliblt.lett.unipmn.it/index.php</text:a></text:p>
          </table:table-cell>
          <table:table-cell office:value-type="string" calcext:value-type="string">
            <text:p>en ligne</text:p>
          </table:table-cell>
          <table:table-cell office:value-type="string" calcext:value-type="string">
            <text:p>inscription gratuite</text:p>
          </table:table-cell>
          <table:table-cell office:value-type="string" calcext:value-type="string">
            <text:p>CC BY NC S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Post-classique</text:p>
          </table:table-cell>
          <table:table-cell office:value-type="string" calcext:value-type="string">
            <text:p>textes</text:p>
          </table:table-cell>
          <table:table-cell table:number-columns-repeated="4"/>
          <table:table-cell office:value-type="string" calcext:value-type="string">
            <text:p>TEI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Perseus Catalog</text:p>
          </table:table-cell>
          <table:table-cell table:number-columns-repeated="6"/>
          <table:table-cell office:value-type="string" calcext:value-type="string">
            <text:p>métadonnées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tin corpora</text:p>
          </table:table-cell>
          <table:table-cell office:value-type="string" calcext:value-type="string">
            <text:p><text:a xlink:href="http://latin.packhum.org/" xlink:type="simple">http://latin.packhum.org/</text:a>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orpus Thomisticum</text:p>
          </table:table-cell>
          <table:table-cell office:value-type="string" calcext:value-type="string">
            <text:p>http://www.corpusthomisticum.org/</text:p>
          </table:table-cell>
          <table:table-cell table:number-columns-repeated="4"/>
          <table:table-cell office:value-type="string" calcext:value-type="string">
            <text:p>médiév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umenta Catholica Omnia</text:p>
          </table:table-cell>
          <table:table-cell office:value-type="string" calcext:value-type="string">
            <text:p>http://www.documenta-catholica.eu/</text:p>
          </table:table-cell>
          <table:table-cell table:number-columns-repeated="4"/>
          <table:table-cell office:value-type="string" calcext:value-type="string">
            <text:p>Post-classique, médiéval, moder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cumenta Catholica Omnia</text:p>
          </table:table-cell>
          <table:table-cell office:value-type="string" calcext:value-type="string">
            <text:p><text:a xlink:href="http://www.documentacatholicaomnia.eu/" xlink:type="simple">http://www.documentacatholicaomnia.eu</text:a>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<text:s/>Corpus Scriptorum Ecclesiasticorum Latinorum (extraits domaine public)</text:p>
          </table:table-cell>
          <table:table-cell office:value-type="string" calcext:value-type="string">
            <text:p><text:a xlink:href="https://github.com/OpenGreekAndLatin/csel-dev" xlink:type="simple">https://github.com/OpenGreekAndLatin/csel-dev</text:a></text:p>
          </table:table-cell>
          <table:table-cell table:number-columns-repeated="4"/>
          <table:table-cell office:value-type="string" calcext:value-type="string">
            <text:p>Post-classique, médiéval</text:p>
          </table:table-cell>
          <table:table-cell table:number-columns-repeated="5"/>
          <table:table-cell office:value-type="string" calcext:value-type="string">
            <text:p>TEI</text:p>
          </table:table-cell>
          <table:table-cell table:number-columns-repeated="3"/>
        </table:table-row>
      </table:table>
      <table:table table:name="LatinLibrary" table:style-name="ta1"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Auteur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mmianus.html" xlink:type="simple">Amm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mpelius.shtml" xlink:type="simple">Ampe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esianus.html" xlink:type="simple">Anonymus Vale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icius.html" xlink:type="simple">Apic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pvergcomp.html" xlink:type="simple">Appendix Vergilian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puleius.html" xlink:type="simple">Apule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sconius.html" xlink:type="simple">Asc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ug.html" xlink:type="simple">Augus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ictor.html" xlink:type="simple">Aurelius Vict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usonius.html" xlink:type="simple">Aus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ianus.html" xlink:type="simple">Av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ienus.html" xlink:type="simple">Avie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balbus.html" xlink:type="simple">Balb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eciliusbalbus.html" xlink:type="simple">Caecilius Balb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es.html" xlink:type="simple">Caesa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lpurniusflaccus.html" xlink:type="simple">Calpurnius Flac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lpurniussiculus.html" xlink:type="simple">Calpurnius Sicu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rmenarvale.html" xlink:type="simple">Carmen Arval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rmensaliare.html" xlink:type="simple">Carmen Saliar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o.html" xlink:type="simple">Cat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ullus.shtml" xlink:type="simple">Catul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ensorinus.html" xlink:type="simple">Censor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ic.html" xlink:type="simple">Cicer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inna.html" xlink:type="simple">Cinna Hel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laudian.html" xlink:type="simple">Claud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laud.inscr.html" xlink:type="simple">Claudii Orati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olumella.html" xlink:type="simple">Columell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urtius.html" xlink:type="simple">Curtius Ruf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dares1.html" xlink:type="simple">Dares the Phryg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ve.phoen.html" xlink:type="simple">de Ave Phoeni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cato.dis.html" xlink:type="simple">Disticha Caton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don.html" xlink:type="simple">Dona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nn.html" xlink:type="simple">En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utropius.html" xlink:type="simple">Eutrop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xuperantius.shtml" xlink:type="simple">Exurperan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estus.shtml" xlink:type="simple">Fes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lorus.html" xlink:type="simple">Flo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rontinus.html" xlink:type="simple">Front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ronto.html" xlink:type="simple">Front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fulgentius.html" xlink:type="simple">Fulgen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ellius.html" xlink:type="simple">Gel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ermanicus.html" xlink:type="simple">German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rattius.html" xlink:type="simple">Grat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gregorytours.html" xlink:type="simple">Gregory of Tour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istapoll.html" xlink:type="simple">Historia Apolloni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ha.html" xlink:type="simple">Historia August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or.html" xlink:type="simple">Hora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hyginus.html" xlink:type="simple">Hyg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lias.html" xlink:type="simple">Ilias Latin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ordanes.html" xlink:type="simple">Iordane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bsequens.html" xlink:type="simple">Iulius Obsequen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aris.html" xlink:type="simple">Iulius Pa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justin.html" xlink:type="simple">Justi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juvenal.html" xlink:type="simple">Juvena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andronicus.html" xlink:type="simple">Livius Andron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iv.html" xlink:type="simple">Livy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ucan.html" xlink:type="simple">Luc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lucretius.html" xlink:type="simple">Lucre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nilius.html" xlink:type="simple">Manil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rcellinus.html" xlink:type="simple">Marcellinus Come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rtial.html" xlink:type="simple">Martia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aximianus.html" xlink:type="simple">Maxim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minucius.html" xlink:type="simple">Minucius Felix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aevius.html" xlink:type="simple">Nae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emesianus.html" xlink:type="simple">Neme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epos.html" xlink:type="simple">Nepo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notitia.html" xlink:type="simple">Notitia Dignitatum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rosius.html" xlink:type="simple">Oros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ovid.html" xlink:type="simple">Ovid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auldeacon.html" xlink:type="simple">Paulus Diaco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rsius.html" xlink:type="simple">Pers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rvig.html" xlink:type="simple">Pervigilium Vene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etronius.html" xlink:type="simple">Petr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haedrus.html" xlink:type="simple">Phaed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autus.html" xlink:type="simple">Plau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iny1.html" xlink:type="simple">Pliny Mai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liny.html" xlink:type="simple">Pliny Min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omponius.html" xlink:type="simple">Pomponius Mel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orphyrius.html" xlink:type="simple">Porphyr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ec.terr.html" xlink:type="simple">Precatio Terra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iapea.html" xlink:type="simple">Priape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prop.html" xlink:type="simple">Proper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yrus.html" xlink:type="simple">Publilius Syr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quintilian.html" xlink:type="simple">Quintilian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eposianus.html" xlink:type="simple">Repos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epitaphs.html" xlink:type="simple">Roman Epitaph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inscriptions.html" xlink:type="simple">Roman Inscription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utiliuslupus.html" xlink:type="simple">Rutilius Lup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rutilius.html" xlink:type="simple">Rutilius Namatia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abinus.html" xlink:type="simple">Sab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all.html" xlink:type="simple">Sallust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eneca.html" xlink:type="simple">Seneca Mai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en.html" xlink:type="simple">Seneca Minor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idonius.html" xlink:type="simple">Sidonius Apollinari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ilius.html" xlink:type="simple">Silius Itali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olinus.html" xlink:type="simple">Solin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tatius.html" xlink:type="simple">Sta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uet.html" xlink:type="simple">Sueton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sulpicia.html" xlink:type="simple">Sulpicia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ac.html" xlink:type="simple">Tacit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er.html" xlink:type="simple">Terence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estamentum.html" xlink:type="simple">Testamentum Porcelli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tib.html" xlink:type="simple">Tibull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eriusflaccus.html" xlink:type="simple">Valerius Flacc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lmax.html" xlink:type="simple">Valerius Maxim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arro.html" xlink:type="simple">Varro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getius.html" xlink:type="simple">Veget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ll.html" xlink:type="simple">Velle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erg.html" xlink:type="simple">Vergil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vitruvius.html" xlink:type="simple">Vitruvius</text:a></text:p>
          </table:table-cell>
          <table:table-cell/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<text:a xlink:href="http://www.thelatinlibrary.com/zonaras.html" xlink:type="simple">Zonara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belard.html" xlink:type="simple">Abelard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lcuin.html" xlink:type="simple">Alcui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mbrose.html" xlink:type="simple">Ambros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nselm.html" xlink:type="simple">Ansel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quinas.html" xlink:type="simple">Aquina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rnobius.html" xlink:type="simple">Arnob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rnulf.html" xlink:type="simple">Arnulf of Lisieu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ugust.html" xlink:type="simple">Augustin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de.html" xlink:type="simple">Bed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nedict.html" xlink:type="simple">Benedic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engar.html" xlink:type="simple">Berenga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nardclairvaux.shtml" xlink:type="simple">Bernard of Clairvau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ernardcluny.html" xlink:type="simple">Bernard of Cluny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ible.html" xlink:type="simple">Biblia Sacr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bonaventura.itinerarium.html" xlink:type="simple">Bonaventur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anon.martyrio.html" xlink:type="simple">Carmen de Martyrio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assiodorus.html" xlink:type="simple">Cassiodo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reeds.html" xlink:type="simple">Christian Creed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ommodianus.html" xlink:type="simple">Commodian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decretum.html" xlink:type="simple">Decretum Gelasianu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diesirae.html" xlink:type="simple">Dies Ira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geria.html" xlink:type="simple">Egeri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nnodius.html" xlink:type="simple">Ennod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ucherius.html" xlink:type="simple">Eucher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eugippius.html" xlink:type="simple">Eugipp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.html" xlink:type="simple">Gregorius Magnus</text:a></text:p>
          </table:table-cell>
          <table:table-cell table:style-name="ce1"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ory.html" xlink:type="simple">Gregory IX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gregory7.html" xlink:type="simple">Gregory VII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ugo.html" xlink:type="simple">Hugo of St. Victo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ugo.html" xlink:type="simple">Hugo of St. Victor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datius.html" xlink:type="simple">Hyda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datius.html" xlink:type="simple">Hyda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mni.html" xlink:type="simple">Hymni et cantic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hymni.html" xlink:type="simple">Hymni et cantic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vorag.html" xlink:type="simple">Iacobus de Voragin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innocent.html" xlink:type="simple">Innocent III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isidore.html" xlink:type="simple">Isidore of Sevill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jerome.html" xlink:type="simple">Jerom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junillus.html" xlink:type="simple">Junill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actantius.html" xlink:type="simple">Lactan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eothegreat.html" xlink:type="simple">Leo the Grea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liberpontificalis.html" xlink:type="simple">Liber Pontifical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macarius.html" xlink:type="simple">Macarius of Alexandri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macarius1.html" xlink:type="simple">Macarius the Great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novatian.html" xlink:type="simple">Novatia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apal.html" xlink:type="simple">Papal Bull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erp.html" xlink:type="simple">Passio Perpetuae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aulinus.poemata.html" xlink:type="simple">Paulinus Nolens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ofessio.html" xlink:type="simple">Professio Contra Priscillianum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osperus.html" xlink:type="simple">Prospe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prud.html" xlink:type="simple">Prudent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regula.html" xlink:type="simple">Regula ad Monacho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sedulius.html" xlink:type="simple">Seduli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sulpiciusseverus.html" xlink:type="simple">Sulpicius Severu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tertullian.html" xlink:type="simple">Tertullian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kempis.html" xlink:type="simple">Thomas à Kempi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thomasedessa.html" xlink:type="simple">Thomas of Edessa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vicentius.html" xlink:type="simple">Vincent of Lérins</text:a></text:p>
          </table:table-cell>
          <table:table-cell/>
        </table:table-row>
        <table:table-row table:style-name="ro1">
          <table:table-cell office:value-type="string" calcext:value-type="string">
            <text:p>Chrétien</text:p>
          </table:table-cell>
          <table:table-cell office:value-type="string" calcext:value-type="string">
            <text:p><text:a xlink:href="http://www.thelatinlibrary.com/columba.html" xlink:type="simple">Vita Sancti Columba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addison.html" xlink:type="simple">Addis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acon.html" xlink:type="simple">Bac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alde.html" xlink:type="simple">Bald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ebel.html" xlink:type="simple">Bebel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iggs.html" xlink:type="simple">Bigg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erraria.html" xlink:type="simple">Borboni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oskovic.html" xlink:type="simple">Boskovic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1644.html" xlink:type="simple">Boym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uchanan.html" xlink:type="simple">Buchana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bultelius.html" xlink:type="simple">Bultel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ampion.html" xlink:type="simple">Campi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lumbus.html" xlink:type="simple">Columb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eltis.html" xlink:type="simple">Conradus Celti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ntemp.html" xlink:type="simple">Contemporar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tta.html" xlink:type="simple">Cott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des.html" xlink:type="simple">Descart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ep.priapismo.html" xlink:type="simple">Epistulae de Priapism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erasmus.html" xlink:type="simple">Erasm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letcher.html" xlink:type="simple">Fletch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forsett.html" xlink:type="simple">Forsett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lileo/galileo.sid.html" xlink:type="simple">Galile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rcilaso.html" xlink:type="simple">Garcilaso de la Veg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ud.html" xlink:type="simple">Gaudeamus Igitu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auss.html" xlink:type="simple">Gaus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gwinne.html" xlink:type="simple">Gwinn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halley.html" xlink:type="simple">Halle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holberg.html" xlink:type="simple">Holberg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janus.html" xlink:type="simple">Janus Secund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ithof.html" xlink:type="simple">Johann H. Withof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ithof7.html" xlink:type="simple">Johann P. L. Withof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kepler/strena.html" xlink:type="simple">Kepl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andor.html" xlink:type="simple">Lando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corvinus.html" xlink:type="simple">Laurentius Corvin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homond.html" xlink:type="simple">Lhomon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otichius.html" xlink:type="simple">Lotich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luther.html" xlink:type="simple">Luth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rullo.html" xlink:type="simple">Marull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rx.html" xlink:type="simple">Marx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ay.html" xlink:type="simple">May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elancthon.html" xlink:type="simple">Melanchth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ilton.quintnov.html" xlink:type="simple">Milt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irandola.html" xlink:type="simple">Mirandol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ontanus.html" xlink:type="simple">Montan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more.html" xlink:type="simple">Mor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navagero.html" xlink:type="simple">Navager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newton.html" xlink:type="simple">Newto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owen.html" xlink:type="simple">Owen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scoli.html" xlink:type="simple">Pascol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sserat.html" xlink:type="simple">Passerat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atricius.html" xlink:type="simple">Patric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etrarch.html" xlink:type="simple">Petrarch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iccolomini.html" xlink:type="simple">Piccolomin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ggio.html" xlink:type="simple">Poggio Bracciolin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ntano.html" xlink:type="simple">Pontan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oree.html" xlink:type="simple">Poree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psplato.html" xlink:type="simple">Pseudoplatonic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rimbaud.html" xlink:type="simple">Rimbau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ruaeus.html" xlink:type="simple">Ruaeus' Aeneid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annazaro.html" xlink:type="simple">Sannazar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caliger.html" xlink:type="simple">Scalig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spinoza.html" xlink:type="simple">Spinoz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theophanes.html" xlink:type="simple">Theophane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tunger.html" xlink:type="simple">Tünger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allauri.html" xlink:type="simple">Vallauri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egius.html" xlink:type="simple">Vegius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ico.orat6.html" xlink:type="simple">Vico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vida.html" xlink:type="simple">Vida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waardenburg.html" xlink:type="simple">Waardenburg</text:a></text:p>
          </table:table-cell>
          <table:table-cell/>
        </table:table-row>
        <table:table-row table:style-name="ro1">
          <table:table-cell table:style-name="ce1" office:value-type="string" calcext:value-type="string">
            <text:p>Moderne</text:p>
          </table:table-cell>
          <table:table-cell office:value-type="string" calcext:value-type="string">
            <text:p><text:a xlink:href="http://www.thelatinlibrary.com/xylander.html" xlink:type="simple">Xylander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bbofloracensis.html" xlink:type="simple">Abbo Floriac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dso.html" xlink:type="simple">Adso Derv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elredus.html" xlink:type="simple">Aelredus Rievall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anus.html" xlink:type="simple">Alanus de Insul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bertofaix.html" xlink:type="simple">Albert of Aix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bertanus.html" xlink:type="simple">Albertano of Bresc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lfonsi.disciplina.html" xlink:type="simple">Alfons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dreasbergoma.html" xlink:type="simple">Andrea da Bergam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pellanus.html" xlink:type="simple">Andreas Capella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nalesregnifrancorum.html" xlink:type="simple">Annales Regni Franc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nalesvedastini.html" xlink:type="simple">Annales Vedast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xanten.html" xlink:type="simple">Annales Xantens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non.nev.html" xlink:type="simple">Anonymus Nevelet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rchpoet.html" xlink:type="simple">Archipoet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sserius.html" xlink:type="simple">Asse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aldo.html" xlink:type="simple">Bald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oethiusdacia.html" xlink:type="simple">Boethius de Dac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revechronicon.shtml" xlink:type="simple">Breve Chronicon Northmannic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rmeninvictoriam.html" xlink:type="simple">Carmen in Victoria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rm.bur.html" xlink:type="simple">Carmina Buran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onation.html" xlink:type="simple">Constitutum Constant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ante.html" xlink:type="simple">Dant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eexpugnatione.shtml" xlink:type="simple">De Expugnatione Terrae Sanctae per Saladi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rbroath.html" xlink:type="simple">Declaratio Arbroath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cato.dis.html" xlink:type="simple">Disticha Caton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in.html" xlink:type="simple">Einhard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pistaustras.html" xlink:type="simple">Epistolae Austrasic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rchempert.html" xlink:type="simple">Erchempert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be.html" xlink:type="simple">Fab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lcandus.html" xlink:type="simple">Falcand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alcone.html" xlink:type="simple">Falcone di Benevent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oedusaeternum.html" xlink:type="simple">Foedus Aeter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redegarius.html" xlink:type="simple">Fredega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frodebertus.html" xlink:type="simple">Frodebertus &amp; Importu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estafrancorum.html" xlink:type="simple">Gesta Franc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estarom.shtml" xlink:type="simple">Gesta Roman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ioacchino.html" xlink:type="simple">Gioacchino da Fior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odfrey.html" xlink:type="simple">Godfrey of Winchester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rabilia1.html" xlink:type="simple">Gregorii Mirabilia Urbis Rom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enrysettimello.html" xlink:type="simple">Henry of Settimell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enry.html" xlink:type="simple">Henry VI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histbrit.html" xlink:type="simple">Historia Britto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inquisitio.html" xlink:type="simple">Inquisiti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sauro.html" xlink:type="simple">Johannes de Alta Silv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johannes.html" xlink:type="simple">Johannes de Plano Carpi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garland.html" xlink:type="simple">John of Garland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legenda.stephani.html" xlink:type="simple">Legenda Regis Stephani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leo.html" xlink:type="simple">Leo of Napl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kalila.html" xlink:type="simple">Liber Kalilae et Dimn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protospatarius.shtml" xlink:type="simple">Lupus Protospatarius Bar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gnacarta.html" xlink:type="simple">Magna Cart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idstone.html" xlink:type="simple">Maidston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laterra.html" xlink:type="simple">Malaterr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rbodus.html" xlink:type="simple">Marbodus Redon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rtinofbraga.shtml" xlink:type="simple">Martin of Brag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rabilia.html" xlink:type="simple">Mirabilia Urbis Romae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iscmed.html" xlink:type="simple">Miscellanea Carmin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nithardus.html" xlink:type="simple">Nithard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esmius.html" xlink:type="simple">Oresm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igo.html" xlink:type="simple">Origo gentis Langobardor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ttofreising.html" xlink:type="simple">Otto of Freising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blesensis.html" xlink:type="simple">Petrus Blesens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ebulo.html" xlink:type="simple">Petrus de Ebulo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planctus.html" xlink:type="simple">Planctus destruction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raoul.html" xlink:type="simple">Raoul of Caen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debury.html" xlink:type="simple">Ricardi de Bury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richerus.html" xlink:type="simple">Richer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septsap.html" xlink:type="simple">Septem Sapientum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sigebert.html" xlink:type="simple">Sigebert of Gembloux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oratio.stephani.html" xlink:type="simple">Stephanus de Vard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ganus.html" xlink:type="simple">Thegan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theodolus.html" xlink:type="simple">Theodol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venantius.html" xlink:type="simple">Venantius Fortunat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agnes.html" xlink:type="simple">Vita Agneti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vitacaroli.html" xlink:type="simple">Vita Caroli IV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altarius.html" xlink:type="simple">Waltariu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mapps.html" xlink:type="simple">Walter Mapp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alter.html" xlink:type="simple">Walter of Châtillon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illiamapulia.html" xlink:type="simple">William of Apulia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mconches.html" xlink:type="simple">William of Conches</text:a></text:p>
          </table:table-cell>
          <table:table-cell/>
        </table:table-row>
        <table:table-row table:style-name="ro1">
          <table:table-cell office:value-type="string" calcext:value-type="string">
            <text:p>Moyen Age</text:p>
          </table:table-cell>
          <table:table-cell office:value-type="string" calcext:value-type="string">
            <text:p><text:a xlink:href="http://www.thelatinlibrary.com/williamtyre.html" xlink:type="simple">William of Tyre</text:a></text:p>
          </table:table-cell>
          <table:table-cell/>
        </table:table-row>
      </table:table>
      <table:table table:name="PHI5.3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 auteur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code œuvre</text:p>
          </table:table-cell>
          <table:table-cell office:value-type="string" calcext:value-type="string">
            <text:p>œuvre</text:p>
          </table:table-cell>
          <table:table-cell office:value-type="string" calcext:value-type="string">
            <text:p>ed reférence</text:p>
          </table:table-cell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 (1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 (2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 (3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 (4 Reign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 (1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 (2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Psalms (from the Old Greek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Psalms (from the Hebrew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1 Esdras (3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4 Ezra (4 Esdras) (2 Esdras)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Psalm 151</text:p>
          </table:table-cell>
          <table:table-cell/>
        </table:table-row>
        <table:table-row table:style-name="ro1">
          <table:table-cell office:value-type="string" calcext:value-type="string">
            <text:p>CIV0004</text:p>
          </table:table-cell>
          <table:table-cell office:value-type="string" calcext:value-type="string">
            <text:p>Latin Vulga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Laodice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1 Esdra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4 Ezra (2 Esdra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dditions to Esth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Epistle of Jeremiah (Letter of Jeremiah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Prayer of Azariah (Song of the Three Young Men)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usanna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Bel and the Drago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5</text:p>
          </table:table-cell>
          <table:table-cell office:value-type="string" calcext:value-type="string">
            <text:p>King James Bible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enesi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Levitic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Number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uteronom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Joshu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Judg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ut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1 Samu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 Samu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1 King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 King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1 Chronicl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 Chronicl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zr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ehem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Job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salm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Proverb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Qohelet (Ecclesiaste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Canticles (Song of Solomon, Song of Song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sa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Jerem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Lamentatio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Ezeki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Hose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Joel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Amo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Obad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Jon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Mic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Nahum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Habakkuk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Zephania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Haggai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Zechariah (Zachariah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Malachi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1 Esdra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4 Ezra (2 Esdra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bit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Judit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Additions to Esth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Wisdom of Solomon (Sapientia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Sirach (Ben Sira, Ecclesiasticus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Baruc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Epistle of Jeremiah (Letter of Jeremiah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Prayer of Azariah (Song of the Three Young Men)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Susanna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Bel and the Drago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Prayer of Manasseh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1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3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4 Maccabe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Psalm 151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Luke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Act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1 Corinth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 Corinth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Galat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Ephes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Philipp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Coloss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1 Thessalon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 Thessalonian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1 Timoth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 Timothy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Titu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Philemo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Hebrew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James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1 Pet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 Peter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1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3 John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Jude</text:p>
          </table:table-cell>
          <table:table-cell/>
        </table:table-row>
        <table:table-row table:style-name="ro1">
          <table:table-cell office:value-type="string" calcext:value-type="string">
            <text:p>CIV0006</text:p>
          </table:table-cell>
          <table:table-cell office:value-type="string" calcext:value-type="string">
            <text:p>Revised Standard Version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Revelation (Apocalypse)</text:p>
          </table:table-cell>
          <table:table-cell/>
        </table:table-row>
        <table:table-row table:style-name="ro1">
          <table:table-cell office:value-type="string" calcext:value-type="string">
            <text:p>CIV0007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radise Lost (English)</text:p>
          </table:table-cell>
          <table:table-cell/>
        </table:table-row>
        <table:table-row table:style-name="ro1">
          <table:table-cell office:value-type="string" calcext:value-type="string">
            <text:p>CIV0007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fensionem Regiam (Latin Works, vol. 7, pp. 1-300)</text:p>
          </table:table-cell>
          <table:table-cell/>
        </table:table-row>
        <table:table-row table:style-name="ro1">
          <table:table-cell office:value-type="string" calcext:value-type="string">
            <text:p>LAT0002</text:p>
          </table:table-cell>
          <table:table-cell office:value-type="string" calcext:value-type="string">
            <text:p>Titus Annius Lu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I: Textus, ed. E. Malcovati, 1953</text:p>
          </table:table-cell>
        </table:table-row>
        <table:table-row table:style-name="ro1">
          <table:table-cell office:value-type="string" calcext:value-type="string">
            <text:p>LAT0004</text:p>
          </table:table-cell>
          <table:table-cell office:value-type="string" calcext:value-type="string">
            <text:p>Appius Claudius Cae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05</text:p>
          </table:table-cell>
          <table:table-cell office:value-type="string" calcext:value-type="string">
            <text:p>Aquil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, fragmenta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07</text:p>
          </table:table-cell>
          <table:table-cell office:value-type="string" calcext:value-type="string">
            <text:p>At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10</text:p>
          </table:table-cell>
          <table:table-cell office:value-type="string" calcext:value-type="string">
            <text:p>Marcus Iunius Brutus [iur.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013</text:p>
          </table:table-cell>
          <table:table-cell office:value-type="string" calcext:value-type="string">
            <text:p>Caecilius St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16</text:p>
          </table:table-cell>
          <table:table-cell office:value-type="string" calcext:value-type="string">
            <text:p>Lucius Calpurnius Piso Frug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19</text:p>
          </table:table-cell>
          <table:table-cell office:value-type="string" calcext:value-type="string">
            <text:p>Gaius Papirius Carb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 Cultura</text:p>
          </table:table-cell>
          <table:table-cell office:value-type="string" calcext:value-type="string">
            <text:p>M. Porci Catonis De Agri Cultura ad Fidem Florentini Codicis Deperditi, ed. A. Mazzarino, 1982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gri Cultura, fragment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icta Memorabili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Medicin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incertorum librorum fragment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1, ed. P. E. Huschke; E. Seckel; B. Ku+bler, 1908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Re Militari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Carmen De Moribus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Origin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22</text:p>
          </table:table-cell>
          <table:table-cell office:value-type="string" calcext:value-type="string">
            <text:p>Marcus Porcius Cat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Rhetorica</text:p>
          </table:table-cell>
          <table:table-cell office:value-type="string" calcext:value-type="string">
            <text:p>M. Catonis praeter Librum De Re Rustica Quae Extant, ed. H. Jordan, 1860</text:p>
          </table:table-cell>
        </table:table-row>
        <table:table-row table:style-name="ro1">
          <table:table-cell office:value-type="string" calcext:value-type="string">
            <text:p>LAT0025</text:p>
          </table:table-cell>
          <table:table-cell office:value-type="string" calcext:value-type="string">
            <text:p>Marcus Porcius Cato M.f.M.n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27</text:p>
          </table:table-cell>
          <table:table-cell office:value-type="string" calcext:value-type="string">
            <text:p>Lucius Cincius Alimen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028</text:p>
          </table:table-cell>
          <table:table-cell office:value-type="string" calcext:value-type="string">
            <text:p>Lucius Coelius Anti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31</text:p>
          </table:table-cell>
          <table:table-cell office:value-type="string" calcext:value-type="string">
            <text:p>Cornelia, mater Gracch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stula, fragmenta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034</text:p>
          </table:table-cell>
          <table:table-cell office:value-type="string" calcext:value-type="string">
            <text:p>Gaius Scribonius Curio av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37</text:p>
          </table:table-cell>
          <table:table-cell office:value-type="string" calcext:value-type="string">
            <text:p>Gaius Scribonius Curio 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The Annals of Q. Ennius, ed. O. Skutsch, 1985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The Tragedies of Ennius, ed. H. D. Jocelyn, 1967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3</text:p>
          </table:table-cell>
          <table:table-cell office:value-type="string" calcext:value-type="string">
            <text:p>Quintus Enni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ncerta</text:p>
          </table:table-cell>
          <table:table-cell office:value-type="string" calcext:value-type="string">
            <text:p>Ennianae Poesis Reliquiae, ed. J. Vahlen, 1928</text:p>
          </table:table-cell>
        </table:table-row>
        <table:table-row table:style-name="ro1">
          <table:table-cell office:value-type="string" calcext:value-type="string">
            <text:p>LAT0046</text:p>
          </table:table-cell>
          <table:table-cell office:value-type="string" calcext:value-type="string">
            <text:p>Cornelius Epica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058</text:p>
          </table:table-cell>
          <table:table-cell office:value-type="string" calcext:value-type="string">
            <text:p>Q. Fabius Maximus Servi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1</text:p>
          </table:table-cell>
          <table:table-cell office:value-type="string" calcext:value-type="string">
            <text:p>Fabius Pict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1</text:p>
          </table:table-cell>
          <table:table-cell office:value-type="string" calcext:value-type="string">
            <text:p>Fabius Pict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 Pontificis Libri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064</text:p>
          </table:table-cell>
          <table:table-cell office:value-type="string" calcext:value-type="string">
            <text:p>Gaius Fa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64</text:p>
          </table:table-cell>
          <table:table-cell office:value-type="string" calcext:value-type="string">
            <text:p>Gaius Fan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67</text:p>
          </table:table-cell>
          <table:table-cell office:value-type="string" calcext:value-type="string">
            <text:p>Favor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70</text:p>
          </table:table-cell>
          <table:table-cell office:value-type="string" calcext:value-type="string">
            <text:p>Gnaeus 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73</text:p>
          </table:table-cell>
          <table:table-cell office:value-type="string" calcext:value-type="string">
            <text:p>Gaius Sempronius Grac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76</text:p>
          </table:table-cell>
          <table:table-cell office:value-type="string" calcext:value-type="string">
            <text:p>Gaius Cassius Hem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079</text:p>
          </table:table-cell>
          <table:table-cell office:value-type="string" calcext:value-type="string">
            <text:p>Hos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Histr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82</text:p>
          </table:table-cell>
          <table:table-cell office:value-type="string" calcext:value-type="string">
            <text:p>Decimus Iunius Sil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io Latina Magonis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085</text:p>
          </table:table-cell>
          <table:table-cell office:value-type="string" calcext:value-type="string">
            <text:p>Gaius Laelius Sapien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088</text:p>
          </table:table-cell>
          <table:table-cell office:value-type="string" calcext:value-type="string">
            <text:p>M. Aemilius Lepidus Porc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091</text:p>
          </table:table-cell>
          <table:table-cell office:value-type="string" calcext:value-type="string">
            <text:p>Licinius Imbre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dyss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094</text:p>
          </table:table-cell>
          <table:table-cell office:value-type="string" calcext:value-type="string">
            <text:p>Lucius Livius Andron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097</text:p>
          </table:table-cell>
          <table:table-cell office:value-type="string" calcext:value-type="string">
            <text:p>Gaius Luc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, fragmenta</text:p>
          </table:table-cell>
          <table:table-cell office:value-type="string" calcext:value-type="string">
            <text:p>C. Lucilii Carminum Reliquiae. Vol. 1, ed. F. Marx, 1904</text:p>
          </table:table-cell>
        </table:table-row>
        <table:table-row table:style-name="ro1">
          <table:table-cell office:value-type="string" calcext:value-type="string">
            <text:p>LAT0100</text:p>
          </table:table-cell>
          <table:table-cell office:value-type="string" calcext:value-type="string">
            <text:p>Luscius Lanuv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03</text:p>
          </table:table-cell>
          <table:table-cell office:value-type="string" calcext:value-type="string">
            <text:p>Gnaeus Marcius vate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aecep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04</text:p>
          </table:table-cell>
          <table:table-cell office:value-type="string" calcext:value-type="string">
            <text:p>Gaius Memm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06</text:p>
          </table:table-cell>
          <table:table-cell office:value-type="string" calcext:value-type="string">
            <text:p>Caecilius Mete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in Naev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09</text:p>
          </table:table-cell>
          <table:table-cell office:value-type="string" calcext:value-type="string">
            <text:p>Q. Caecilius Metellus Mac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Pun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lia carmina ep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, frr. a Morel omiss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112</text:p>
          </table:table-cell>
          <table:table-cell office:value-type="string" calcext:value-type="string">
            <text:p>Gnaeus Naevi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ersus in Metellos [sp.]</text:p>
          </table:table-cell>
          <table:table-cell office:value-type="string" calcext:value-type="string">
            <text:p>Ciceronis Orationum Scholiastae. Vol. 2, ed. T. Stangl, 1912</text:p>
          </table:table-cell>
        </table:table-row>
        <table:table-row table:style-name="ro1">
          <table:table-cell office:value-type="string" calcext:value-type="string">
            <text:p>LAT0116</text:p>
          </table:table-cell>
          <table:table-cell office:value-type="string" calcext:value-type="string">
            <text:p>Marcus Pacu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6</text:p>
          </table:table-cell>
          <table:table-cell office:value-type="string" calcext:value-type="string">
            <text:p>Marcus Pacu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117</text:p>
          </table:table-cell>
          <table:table-cell office:value-type="string" calcext:value-type="string">
            <text:p>Papinius, epigra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io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118</text:p>
          </table:table-cell>
          <table:table-cell office:value-type="string" calcext:value-type="string">
            <text:p>L. Aemilius L.f.M.n. Pa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phitru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sin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ulu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acchide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ptiv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sin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istel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Curculi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Epidicu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Menaechm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rcator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Miles Glorios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Mostel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oenu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Pseudo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Ruden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Stich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Trinumm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Truculent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Vidu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19</text:p>
          </table:table-cell>
          <table:table-cell office:value-type="string" calcext:value-type="string">
            <text:p>Titus Maccius Plautus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0122</text:p>
          </table:table-cell>
          <table:table-cell office:value-type="string" calcext:value-type="string">
            <text:p>Aulus Postumius Alb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125</text:p>
          </table:table-cell>
          <table:table-cell office:value-type="string" calcext:value-type="string">
            <text:p>Publius Mucius Scaevo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127</text:p>
          </table:table-cell>
          <table:table-cell office:value-type="string" calcext:value-type="string">
            <text:p>P. Cornel. Scipio Afr. ma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28</text:p>
          </table:table-cell>
          <table:table-cell office:value-type="string" calcext:value-type="string">
            <text:p>P. Cornel. Scipio Aem. Af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30</text:p>
          </table:table-cell>
          <table:table-cell office:value-type="string" calcext:value-type="string">
            <text:p>P. Cornel. Scipio Nasica Se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eauton Timorumeno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unuchu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hormio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ecyr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4</text:p>
          </table:table-cell>
          <table:table-cell office:value-type="string" calcext:value-type="string">
            <text:p>Publius Terentius Afe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elphoe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0137</text:p>
          </table:table-cell>
          <table:table-cell office:value-type="string" calcext:value-type="string">
            <text:p>Titi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0</text:p>
          </table:table-cell>
          <table:table-cell office:value-type="string" calcext:value-type="string">
            <text:p>Gaius Ti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143</text:p>
          </table:table-cell>
          <table:table-cell office:value-type="string" calcext:value-type="string">
            <text:p>Trab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6</text:p>
          </table:table-cell>
          <table:table-cell office:value-type="string" calcext:value-type="string">
            <text:p>Sextus Turp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149</text:p>
          </table:table-cell>
          <table:table-cell office:value-type="string" calcext:value-type="string">
            <text:p>Carmen Arval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Arvale</text:p>
          </table:table-cell>
          <table:table-cell office:value-type="string" calcext:value-type="string">
            <text:p>Anthologia Latina sive Poesis Latinae Supplementum. Part 2, Fasc. 1, ed. F. Bu+cheler, 1895</text:p>
          </table:table-cell>
        </table:table-row>
        <table:table-row table:style-name="ro1">
          <table:table-cell office:value-type="string" calcext:value-type="string">
            <text:p>LAT0300</text:p>
          </table:table-cell>
          <table:table-cell office:value-type="string" calcext:value-type="string">
            <text:p>Sempronius Asell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rum Gestarum Libri</text:p>
          </table:table-cell>
          <table:table-cell office:value-type="string" calcext:value-type="string">
            <text:p>Historicorum Romanorum Reliquiae, Vol. 1, ed. H. Peter, 1914</text:p>
          </table:table-cell>
        </table:table-row>
        <table:table-row table:style-name="ro1">
          <table:table-cell office:value-type="string" calcext:value-type="string">
            <text:p>LAT0301</text:p>
          </table:table-cell>
          <table:table-cell office:value-type="string" calcext:value-type="string">
            <text:p>Gnaeus Domitius Ahenobar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I: Textus, ed. E. Malcovati, 1953</text:p>
          </table:table-cell>
        </table:table-row>
        <table:table-row table:style-name="ro1">
          <table:table-cell office:value-type="string" calcext:value-type="string">
            <text:p>LAT0302</text:p>
          </table:table-cell>
          <table:table-cell office:value-type="string" calcext:value-type="string">
            <text:p>Marcus Ant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303</text:p>
          </table:table-cell>
          <table:table-cell office:value-type="string" calcext:value-type="string">
            <text:p>Aurelius Op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306</text:p>
          </table:table-cell>
          <table:table-cell office:value-type="string" calcext:value-type="string">
            <text:p>Carmen Devoti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Devotionis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309</text:p>
          </table:table-cell>
          <table:table-cell office:value-type="string" calcext:value-type="string">
            <text:p>Carmen Evocati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Evocationis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312</text:p>
          </table:table-cell>
          <table:table-cell office:value-type="string" calcext:value-type="string">
            <text:p>Fabius Dossen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, fragmentum</text:p>
          </table:table-cell>
          <table:table-cell office:value-type="string" calcext:value-type="string">
            <text:p>C. Plini Secundi Naturalis Historiae Libri XXXVII, Vol. 2, ed. C. Mayhoff</text:p>
          </table:table-cell>
        </table:table-row>
        <table:table-row table:style-name="ro1">
          <table:table-cell office:value-type="string" calcext:value-type="string">
            <text:p>LAT0315</text:p>
          </table:table-cell>
          <table:table-cell office:value-type="string" calcext:value-type="string">
            <text:p>Marcus Iunius Gracch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321</text:p>
          </table:table-cell>
          <table:table-cell office:value-type="string" calcext:value-type="string">
            <text:p>Porcius Li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324</text:p>
          </table:table-cell>
          <table:table-cell office:value-type="string" calcext:value-type="string">
            <text:p>Saser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 Cultur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327</text:p>
          </table:table-cell>
          <table:table-cell office:value-type="string" calcext:value-type="string">
            <text:p>L. Aelius Praeconinus Stil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330</text:p>
          </table:table-cell>
          <table:table-cell office:value-type="string" calcext:value-type="string">
            <text:p>Volcacius Sedig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00</text:p>
          </table:table-cell>
          <table:table-cell office:value-type="string" calcext:value-type="string">
            <text:p>Lucius Acc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01</text:p>
          </table:table-cell>
          <table:table-cell office:value-type="string" calcext:value-type="string">
            <text:p>Aufus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02</text:p>
          </table:table-cell>
          <table:table-cell office:value-type="string" calcext:value-type="string">
            <text:p>Valerius Aeditu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04</text:p>
          </table:table-cell>
          <table:table-cell office:value-type="string" calcext:value-type="string">
            <text:p>Lucius Afra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05</text:p>
          </table:table-cell>
          <table:table-cell office:value-type="string" calcext:value-type="string">
            <text:p>Clodius Tu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06</text:p>
          </table:table-cell>
          <table:table-cell office:value-type="string" calcext:value-type="string">
            <text:p>Publius Alfenus Va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08</text:p>
          </table:table-cell>
          <table:table-cell office:value-type="string" calcext:value-type="string">
            <text:p>Marcus Antonius triumvi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409</text:p>
          </table:table-cell>
          <table:table-cell office:value-type="string" calcext:value-type="string">
            <text:p>Quintus Cornifi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10</text:p>
          </table:table-cell>
          <table:table-cell office:value-type="string" calcext:value-type="string">
            <text:p>Aprissius (?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g.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12</text:p>
          </table:table-cell>
          <table:table-cell office:value-type="string" calcext:value-type="string">
            <text:p>Gaius Aqui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13</text:p>
          </table:table-cell>
          <table:table-cell office:value-type="string" calcext:value-type="string">
            <text:p>Gav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igine Vocabulorum, frr.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3</text:p>
          </table:table-cell>
          <table:table-cell office:value-type="string" calcext:value-type="string">
            <text:p>Gavius Bas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4</text:p>
          </table:table-cell>
          <table:table-cell office:value-type="string" calcext:value-type="string">
            <text:p>Lucius Arrun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 Belli Punic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416</text:p>
          </table:table-cell>
          <table:table-cell office:value-type="string" calcext:value-type="string">
            <text:p>Lucius Ateius Praetexta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18</text:p>
          </table:table-cell>
          <table:table-cell office:value-type="string" calcext:value-type="string">
            <text:p>Titus Quinctius At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18</text:p>
          </table:table-cell>
          <table:table-cell office:value-type="string" calcext:value-type="string">
            <text:p>Titus Quinctius Att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og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419</text:p>
          </table:table-cell>
          <table:table-cell office:value-type="string" calcext:value-type="string">
            <text:p>Lucius Orbilius Pup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20</text:p>
          </table:table-cell>
          <table:table-cell office:value-type="string" calcext:value-type="string">
            <text:p>Publius Aufidius Namus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23</text:p>
          </table:table-cell>
          <table:table-cell office:value-type="string" calcext:value-type="string">
            <text:p>Lucius Herennius Bal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, Vol. 1, ed. E. Malcovati, 1953</text:p>
          </table:table-cell>
        </table:table-row>
        <table:table-row table:style-name="ro1">
          <table:table-cell office:value-type="string" calcext:value-type="string">
            <text:p>LAT0425</text:p>
          </table:table-cell>
          <table:table-cell office:value-type="string" calcext:value-type="string">
            <text:p>Publius Rutilius Lu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chemata Lexeos</text:p>
          </table:table-cell>
          <table:table-cell office:value-type="string" calcext:value-type="string">
            <text:p>Rhetores Latini Minores, ed. K. Halm, 1863</text:p>
          </table:table-cell>
        </table:table-row>
        <table:table-row table:style-name="ro1">
          <table:table-cell office:value-type="string" calcext:value-type="string">
            <text:p>LAT0426</text:p>
          </table:table-cell>
          <table:table-cell office:value-type="string" calcext:value-type="string">
            <text:p>Bellum Africum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Africu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28</text:p>
          </table:table-cell>
          <table:table-cell office:value-type="string" calcext:value-type="string">
            <text:p>Bellum Alexandrinum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Alexandrinu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30</text:p>
          </table:table-cell>
          <table:table-cell office:value-type="string" calcext:value-type="string">
            <text:p>Bellum Hispaniense [Anonymous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Hispaniense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32</text:p>
          </table:table-cell>
          <table:table-cell office:value-type="string" calcext:value-type="string">
            <text:p>Marcus Furius Biba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36</text:p>
          </table:table-cell>
          <table:table-cell office:value-type="string" calcext:value-type="string">
            <text:p>Marcus Iunius Brutus [tyr.]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2</text:p>
          </table:table-cell>
          <table:table-cell office:value-type="string" calcext:value-type="string">
            <text:p>Aulus Caeci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</text:p>
          </table:table-cell>
          <table:table-cell office:value-type="string" calcext:value-type="string">
            <text:p>Servii Grammatici Qui Feruntur in Vergilii Carmina Commentarii, Vol. 3, Fasc. 2, ed. H. Hagen, 1902</text:p>
          </table:table-cell>
        </table:table-row>
        <table:table-row table:style-name="ro1">
          <table:table-cell office:value-type="string" calcext:value-type="string">
            <text:p>LAT0444</text:p>
          </table:table-cell>
          <table:table-cell office:value-type="string" calcext:value-type="string">
            <text:p>Marcus Cael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5</text:p>
          </table:table-cell>
          <table:table-cell office:value-type="string" calcext:value-type="string">
            <text:p>Gaius vel Lucius Caepas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6</text:p>
          </table:table-cell>
          <table:table-cell office:value-type="string" calcext:value-type="string">
            <text:p>Quintus Servilius Caep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Bello Gallico</text:p>
          </table:table-cell>
          <table:table-cell office:value-type="string" calcext:value-type="string">
            <text:p>C. Iulii Caesaris: Commentarii Rerum Gestarum. Vol. 1, ed. O. Seel, 1961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ellum Civile</text:p>
          </table:table-cell>
          <table:table-cell office:value-type="string" calcext:value-type="string">
            <text:p>C. Iuli Caesaris Commentarii. Vol. 2, ed. A. Klotz, 1950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Analogi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ticato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epistulae ad Ciceronem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48</text:p>
          </table:table-cell>
          <table:table-cell office:value-type="string" calcext:value-type="string">
            <text:p>Gaius Iulius Caesar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epistulae ad familiares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450</text:p>
          </table:table-cell>
          <table:table-cell office:value-type="string" calcext:value-type="string">
            <text:p>Lucius Iulius Caesa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uspiciorum Liber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51</text:p>
          </table:table-cell>
          <table:table-cell office:value-type="string" calcext:value-type="string">
            <text:p>Sinnius Capi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52</text:p>
          </table:table-cell>
          <table:table-cell office:value-type="string" calcext:value-type="string">
            <text:p>Gaius Iulius Caesar Strab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2</text:p>
          </table:table-cell>
          <table:table-cell office:value-type="string" calcext:value-type="string">
            <text:p>Gaius Iulius Caesar Strab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454</text:p>
          </table:table-cell>
          <table:table-cell office:value-type="string" calcext:value-type="string">
            <text:p>Marcus Cal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5</text:p>
          </table:table-cell>
          <table:table-cell office:value-type="string" calcext:value-type="string">
            <text:p>Gaius Calpurnius Pis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6</text:p>
          </table:table-cell>
          <table:table-cell office:value-type="string" calcext:value-type="string">
            <text:p>Gaius Licinius Macer Calv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56</text:p>
          </table:table-cell>
          <table:table-cell office:value-type="string" calcext:value-type="string">
            <text:p>Gaius Licinius Macer Calv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58</text:p>
          </table:table-cell>
          <table:table-cell office:value-type="string" calcext:value-type="string">
            <text:p>Publius Cannu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60</text:p>
          </table:table-cell>
          <table:table-cell office:value-type="string" calcext:value-type="string">
            <text:p>Gaius Papirius Carbo Arvi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66</text:p>
          </table:table-cell>
          <table:table-cell office:value-type="string" calcext:value-type="string">
            <text:p>Aulus Casc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Bene Dictorum, frr. duo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69</text:p>
          </table:table-cell>
          <table:table-cell office:value-type="string" calcext:value-type="string">
            <text:p>Lucius Cassius Long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0</text:p>
          </table:table-cell>
          <table:table-cell office:value-type="string" calcext:value-type="string">
            <text:p>Marcus Porcius Cato Uticens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2</text:p>
          </table:table-cell>
          <table:table-cell office:value-type="string" calcext:value-type="string">
            <text:p>Gaius Valerius Cat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Catullus, ed. G. P. Goold, 1983</text:p>
          </table:table-cell>
        </table:table-row>
        <table:table-row table:style-name="ro1">
          <table:table-cell office:value-type="string" calcext:value-type="string">
            <text:p>LAT0472</text:p>
          </table:table-cell>
          <table:table-cell office:value-type="string" calcext:value-type="string">
            <text:p>Gaius Valerius Catu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um fragmenta</text:p>
          </table:table-cell>
          <table:table-cell office:value-type="string" calcext:value-type="string">
            <text:p>C. Valerii Catulli Carmina, ed. R. A. B. Mynors, 1958</text:p>
          </table:table-cell>
        </table:table-row>
        <table:table-row table:style-name="ro1">
          <table:table-cell office:value-type="string" calcext:value-type="string">
            <text:p>LAT0473</text:p>
          </table:table-cell>
          <table:table-cell office:value-type="string" calcext:value-type="string">
            <text:p>Q. Lutatius Catulus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o Quincti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o S. Roscio Amerin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o Q. Roscio Comoed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In Q. Caecilium</text:p>
          </table:table-cell>
          <table:table-cell office:value-type="string" calcext:value-type="string">
            <text:p>M. Tulli Ciceronis Orationes. Vol. 3, ed. W. Peterson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Verrem</text:p>
          </table:table-cell>
          <table:table-cell office:value-type="string" calcext:value-type="string">
            <text:p>M. Tulli Ciceronis Orationes. Vol. 3, ed. W. Peterson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Pro Tull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Pro Fonte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o Caecina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Pro Lege Manilia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o Cluenti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 Lege Agraria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Pro Rabirio Perduellionis Re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In Catilinam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ro Murena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ro Sulla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Pro Archia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Pro Flacc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Post Reditum ad Populum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Post Reditum in Senatu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De Domo Sua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De Haruspicum Respons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Pro Sesti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In Vatinium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Pro Caelio</text:p>
          </table:table-cell>
          <table:table-cell office:value-type="string" calcext:value-type="string">
            <text:p>M. Tulli Ciceronis Orationes. Vol. 1, ed. A. C. Clark, 190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De Provinciis Consularibus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Pro Balbo</text:p>
          </table:table-cell>
          <table:table-cell office:value-type="string" calcext:value-type="string">
            <text:p>M. Tulli Ciceronis Orationes. Vol. 5, ed. W. Peterson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In Pisonem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Pro Planci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Pro Scauro</text:p>
          </table:table-cell>
          <table:table-cell office:value-type="string" calcext:value-type="string">
            <text:p>M. Tulli Ciceronis Orationes. Vol. 6, ed. A. C. Clark, 1911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Pro Rabirio Postumo</text:p>
          </table:table-cell>
          <table:table-cell office:value-type="string" calcext:value-type="string">
            <text:p>M. Tulli Ciceronis Orationes. Vol. 4, ed. A. C. Clark, 190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Pro Milone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Pro Marcell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Pro Ligari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Pro Rege Deiotaro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Philippicae</text:p>
          </table:table-cell>
          <table:table-cell office:value-type="string" calcext:value-type="string">
            <text:p>M. Tulli Ciceronis Orationes. Vol. 2, ed. A. C. Clark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De Inventione</text:p>
          </table:table-cell>
          <table:table-cell office:value-type="string" calcext:value-type="string">
            <text:p>M. Tulli Ciceronis Scripta Quae Manserunt Omnia. Fasc. 2, ed. E. Stroebel, 191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De Oratore</text:p>
          </table:table-cell>
          <table:table-cell office:value-type="string" calcext:value-type="string">
            <text:p>M. Tulli Ciceronis Rhetorica. Vol.1, ed. A. S. Wilkins, 190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De Partitione Oratoria</text:p>
          </table:table-cell>
          <table:table-cell office:value-type="string" calcext:value-type="string">
            <text:p>Cicero in Twenty%19Eight Volumes. Vol. 4, ed. H. Rackham, 194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Brutus</text:p>
          </table:table-cell>
          <table:table-cell office:value-type="string" calcext:value-type="string">
            <text:p>M. Tulli Ciceronis Scripta Quae Manserunt Omnia. Fasc. 4, ed. E. Malcovati, 197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Orator</text:p>
          </table:table-cell>
          <table:table-cell office:value-type="string" calcext:value-type="string">
            <text:p>M. Tulli Ciceronis Scripta Quae Manserunt Omnia. Fasc. 5, ed. P. Reis, 193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De Optimo Genere Oratorum</text:p>
          </table:table-cell>
          <table:table-cell office:value-type="string" calcext:value-type="string">
            <text:p>Cicero: De Inventione, De Optimo Genere Oratorum, Topica, ed. H. M. Hubbell, 194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Topica</text:p>
          </table:table-cell>
          <table:table-cell office:value-type="string" calcext:value-type="string">
            <text:p>Cicero: De Inventione, De Optimo Genere Oratorum, Topica, ed. H. M. Hubbell, 1949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De Republica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De Legibus</text:p>
          </table:table-cell>
          <table:table-cell office:value-type="string" calcext:value-type="string">
            <text:p>Cice/ron: Traite/ des Lois, ed. G. de Plinval, 196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Academica</text:p>
          </table:table-cell>
          <table:table-cell office:value-type="string" calcext:value-type="string">
            <text:p>M. Tulli Ciceronis Scripta Quae Manserunt Omnia. Fasc. 42, ed. O. Plasberg, 192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Lucullus</text:p>
          </table:table-cell>
          <table:table-cell office:value-type="string" calcext:value-type="string">
            <text:p>M. Tulli Ciceronis Scripta Quae Manserunt Omnia. Fasc. 42, ed. O. Plasberg, 192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Paradoxa Stoicorum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De Finibus</text:p>
          </table:table-cell>
          <table:table-cell office:value-type="string" calcext:value-type="string">
            <text:p>M. Tulli Ciceronis Scripta Quae Manserunt Omnia. Fasc. 43, ed. T. Schiche, 1915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Tusculanae Disputationes</text:p>
          </table:table-cell>
          <table:table-cell office:value-type="string" calcext:value-type="string">
            <text:p>M. Tulli Ciceronis Scripta Quae Manserunt Omnia. Fasc. 44, ed. M. Pohlenz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De Natura Deorum</text:p>
          </table:table-cell>
          <table:table-cell office:value-type="string" calcext:value-type="string">
            <text:p>M. Tulli Ciceronis Scripta Quae Manserunt Omnia. Fasc. 45, ed. W. Ax, 193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Cato Maior de Senectute</text:p>
          </table:table-cell>
          <table:table-cell office:value-type="string" calcext:value-type="string">
            <text:p>M. Tulli Ciceronis Scripta Quae Manserunt Omnia. Fasc. 47, ed. K. Simbeck, 191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Laelius de Amiciti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3</text:p>
          </table:table-cell>
          <table:table-cell office:value-type="string" calcext:value-type="string">
            <text:p>De Divinatione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De Fato</text:p>
          </table:table-cell>
          <table:table-cell office:value-type="string" calcext:value-type="string">
            <text:p>M. Tulli Ciceronis Scripta Quae Manserunt Omnia. Part 4, Vol. 2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De Officiis</text:p>
          </table:table-cell>
          <table:table-cell office:value-type="string" calcext:value-type="string">
            <text:p>M. Tulli Ciceronis Scripta Quae Manserunt Omnia. Fasc. 48, ed. C. Atzert, 193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Epistulae ad Familiares</text:p>
          </table:table-cell>
          <table:table-cell office:value-type="string" calcext:value-type="string">
            <text:p>Cicero: Epistulae ad Familiares. 2 vols., ed. D. R. Shackleton Bailey, 1977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Epistulae ad Atticum</text:p>
          </table:table-cell>
          <table:table-cell office:value-type="string" calcext:value-type="string">
            <text:p>Cicero's Letters to Atticus. 6 vols., ed. D. R. Shackleton Bailey, 1965%19196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Epistulae ad Quintum Fratrem</text:p>
          </table:table-cell>
          <table:table-cell office:value-type="string" calcext:value-type="string">
            <text:p>Cicero: Epistulae ad Quintum Fratrem et M. Brutum, ed. D. R. Shackleton Bailey, 198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Epistulae ad Brutum</text:p>
          </table:table-cell>
          <table:table-cell office:value-type="string" calcext:value-type="string">
            <text:p>Cicero: Epistulae ad Quintum Fratrem et M. Brutum, ed. D. R. Shackleton Bailey, 198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Arati Phaenomena</text:p>
          </table:table-cell>
          <table:table-cell office:value-type="string" calcext:value-type="string">
            <text:p>Cice/ron: Aratea, Fragments Poe/tiques, ed. J. Soubiran, 197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Facete Dict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Commentarii Causarum</text:p>
          </table:table-cell>
          <table:table-cell office:value-type="string" calcext:value-type="string">
            <text:p>S. Hieronymi Presbyteri Opera, Part 3:1, ed. P. Lardet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epistulae, fragmenta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Hortensius</text:p>
          </table:table-cell>
          <table:table-cell office:value-type="string" calcext:value-type="string">
            <text:p>M. Tulli Ciceronis Hortensius, ed. A. Grilli, 196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incertorum librorum fragmenta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De Iure Civ. in Artem Redig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orationum deperditarum frr.</text:p>
          </table:table-cell>
          <table:table-cell office:value-type="string" calcext:value-type="string">
            <text:p>M. Tulli Ciceronis Scripta Quae Manserunt Omnia. Vol. 8, ed. F. Schoell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orationum incertarum frr.</text:p>
          </table:table-cell>
          <table:table-cell office:value-type="string" calcext:value-type="string">
            <text:p>M. Tulli Ciceronis Scripta Quae Manserunt Omnia. Vol. 8, ed. F. Schoell, 1918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philosophicorum librorum frr.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Arati Prognostica</text:p>
          </table:table-cell>
          <table:table-cell office:value-type="string" calcext:value-type="string">
            <text:p>Cice/ron: Aratea, Fragments Poe/tiques, ed. J. Soubiran, 1972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M. Tulli Ciceronis Scripta Quae Manserunt Omnia. Part 4, Vol. 3, ed. C. F. W. Mueller, 189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Rhetorica ad Herennium [sp.]</text:p>
          </table:table-cell>
          <table:table-cell office:value-type="string" calcext:value-type="string">
            <text:p>M. Tulli Ciceronis Scripta Quae Manserunt Omnia. Fasc. 1, ed. F. Marx, 1923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In Sallustium [sp.]</text:p>
          </table:table-cell>
          <table:table-cell office:value-type="string" calcext:value-type="string">
            <text:p>Appendix Sallustiana. Fasc. 2, ed. A. Kurfess, 1970</text:p>
          </table:table-cell>
        </table:table-row>
        <table:table-row table:style-name="ro1">
          <table:table-cell office:value-type="string" calcext:value-type="string">
            <text:p>LAT0474</text:p>
          </table:table-cell>
          <table:table-cell office:value-type="string" calcext:value-type="string">
            <text:p>Marcus Tullius Cicero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epistula ad Octavianum [sp.]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78</text:p>
          </table:table-cell>
          <table:table-cell office:value-type="string" calcext:value-type="string">
            <text:p>Quintus Tullius Cic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78</text:p>
          </table:table-cell>
          <table:table-cell office:value-type="string" calcext:value-type="string">
            <text:p>Quintus Tullius Cice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ommentar. Petitionis [sp.]</text:p>
          </table:table-cell>
          <table:table-cell office:value-type="string" calcext:value-type="string">
            <text:p>M. Tulli Ciceronis Epistulae. Vol. 3, ed. W. S. Watt, 1958</text:p>
          </table:table-cell>
        </table:table-row>
        <table:table-row table:style-name="ro1">
          <table:table-cell office:value-type="string" calcext:value-type="string">
            <text:p>LAT0484</text:p>
          </table:table-cell>
          <table:table-cell office:value-type="string" calcext:value-type="string">
            <text:p>Lucius Cin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84</text:p>
          </table:table-cell>
          <table:table-cell office:value-type="string" calcext:value-type="string">
            <text:p>Lucius Cin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486</text:p>
          </table:table-cell>
          <table:table-cell office:value-type="string" calcext:value-type="string">
            <text:p>Gaius Helvius Cin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487</text:p>
          </table:table-cell>
          <table:table-cell office:value-type="string" calcext:value-type="string">
            <text:p>Publius Clodius Pulch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88</text:p>
          </table:table-cell>
          <table:table-cell office:value-type="string" calcext:value-type="string">
            <text:p>Servius Clo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490</text:p>
          </table:table-cell>
          <table:table-cell office:value-type="string" calcext:value-type="string">
            <text:p>Publius Comi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492</text:p>
          </table:table-cell>
          <table:table-cell office:value-type="string" calcext:value-type="string">
            <text:p>Commentarii Augu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Augurum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4</text:p>
          </table:table-cell>
          <table:table-cell office:value-type="string" calcext:value-type="string">
            <text:p>Commentarii Consulare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Consulares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6</text:p>
          </table:table-cell>
          <table:table-cell office:value-type="string" calcext:value-type="string">
            <text:p>Commentarius Anquisit. Sergi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. Anquisit. Sergii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498</text:p>
          </table:table-cell>
          <table:table-cell office:value-type="string" calcext:value-type="string">
            <text:p>Gaius Aurelius Cot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00</text:p>
          </table:table-cell>
          <table:table-cell office:value-type="string" calcext:value-type="string">
            <text:p>Lucius Licinius Cr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02</text:p>
          </table:table-cell>
          <table:table-cell office:value-type="string" calcext:value-type="string">
            <text:p>Aulus Cremutius Cor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10</text:p>
          </table:table-cell>
          <table:table-cell office:value-type="string" calcext:value-type="string">
            <text:p>Publius Cornelius Dolabell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2</text:p>
          </table:table-cell>
          <table:table-cell office:value-type="string" calcext:value-type="string">
            <text:p>Marcus Dur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4</text:p>
          </table:table-cell>
          <table:table-cell office:value-type="string" calcext:value-type="string">
            <text:p>Egn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rum N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15</text:p>
          </table:table-cell>
          <table:table-cell office:value-type="string" calcext:value-type="string">
            <text:p>Sextus (vel Spurius) E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vel Sp.) Ennius. grammatica (Grammaticae Romanae Fragmenta, ed. G. Funaioli, 1907</text:p>
          </table:table-cell>
        </table:table-row>
        <table:table-row table:style-name="ro1">
          <table:table-cell office:value-type="string" calcext:value-type="string">
            <text:p>LAT0516</text:p>
          </table:table-cell>
          <table:table-cell office:value-type="string" calcext:value-type="string">
            <text:p>Gaius Eru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18</text:p>
          </table:table-cell>
          <table:table-cell office:value-type="string" calcext:value-type="string">
            <text:p>Aulus Furius Anti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2</text:p>
          </table:table-cell>
          <table:table-cell office:value-type="string" calcext:value-type="string">
            <text:p>Gaius Ae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erbis ad Ius Civile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22</text:p>
          </table:table-cell>
          <table:table-cell office:value-type="string" calcext:value-type="string">
            <text:p>Gaius Ael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The Digest of Justinian. Vol. 4, ed. T. Mommsen, P. Kru+ger, A. Watson, 1985</text:p>
          </table:table-cell>
        </table:table-row>
        <table:table-row table:style-name="ro1">
          <table:table-cell office:value-type="string" calcext:value-type="string">
            <text:p>LAT0524</text:p>
          </table:table-cell>
          <table:table-cell office:value-type="string" calcext:value-type="string">
            <text:p>Gaius Cornel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4</text:p>
          </table:table-cell>
          <table:table-cell office:value-type="string" calcext:value-type="string">
            <text:p>Gaius Cornel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legia in pap. Qas%1r Ibri=m</text:p>
          </table:table-cell>
          <table:table-cell office:value-type="string" calcext:value-type="string">
            <text:p>ed. R. D. Anderson, P. J. Parsons, R. G. M. Nisbet [JRS 69(1979)]</text:p>
          </table:table-cell>
        </table:table-row>
        <table:table-row table:style-name="ro1">
          <table:table-cell office:value-type="string" calcext:value-type="string">
            <text:p>LAT0526</text:p>
          </table:table-cell>
          <table:table-cell office:value-type="string" calcext:value-type="string">
            <text:p>Gaius Servilius Glauc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27</text:p>
          </table:table-cell>
          <table:table-cell office:value-type="string" calcext:value-type="string">
            <text:p>Gan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28</text:p>
          </table:table-cell>
          <table:table-cell office:value-type="string" calcext:value-type="string">
            <text:p>Gran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30</text:p>
          </table:table-cell>
          <table:table-cell office:value-type="string" calcext:value-type="string">
            <text:p>Aulus Hir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Bello Gallico Liber VIII</text:p>
          </table:table-cell>
          <table:table-cell office:value-type="string" calcext:value-type="string">
            <text:p>C. Iulii Caesaris: Commentarii Rerum Gestarum. Vol. 1, ed. O. Seel, 1961</text:p>
          </table:table-cell>
        </table:table-row>
        <table:table-row table:style-name="ro1">
          <table:table-cell office:value-type="string" calcext:value-type="string">
            <text:p>LAT0530</text:p>
          </table:table-cell>
          <table:table-cell office:value-type="string" calcext:value-type="string">
            <text:p>Aulus Hirt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C. Iuli Caesaris Commentarii. Vol. 3, ed. A. Klotz, 1927</text:p>
          </table:table-cell>
        </table:table-row>
        <table:table-row table:style-name="ro1">
          <table:table-cell office:value-type="string" calcext:value-type="string">
            <text:p>LAT0532</text:p>
          </table:table-cell>
          <table:table-cell office:value-type="string" calcext:value-type="string">
            <text:p>Quintus Hortensius Horta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32</text:p>
          </table:table-cell>
          <table:table-cell office:value-type="string" calcext:value-type="string">
            <text:p>Quintus Hortensius Horta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3</text:p>
          </table:table-cell>
          <table:table-cell office:value-type="string" calcext:value-type="string">
            <text:p>Gaius Iulius Hyg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33</text:p>
          </table:table-cell>
          <table:table-cell office:value-type="string" calcext:value-type="string">
            <text:p>Gaius Iulius Hyg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34</text:p>
          </table:table-cell>
          <table:table-cell office:value-type="string" calcext:value-type="string">
            <text:p>Iuvent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alliat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35</text:p>
          </table:table-cell>
          <table:table-cell office:value-type="string" calcext:value-type="string">
            <text:p>Marcus Iuventius Later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6</text:p>
          </table:table-cell>
          <table:table-cell office:value-type="string" calcext:value-type="string">
            <text:p>Decimus Labe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37</text:p>
          </table:table-cell>
          <table:table-cell office:value-type="string" calcext:value-type="string">
            <text:p>Titus Labie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38</text:p>
          </table:table-cell>
          <table:table-cell office:value-type="string" calcext:value-type="string">
            <text:p>Lae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38</text:p>
          </table:table-cell>
          <table:table-cell office:value-type="string" calcext:value-type="string">
            <text:p>Lae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. dubi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540</text:p>
          </table:table-cell>
          <table:table-cell office:value-type="string" calcext:value-type="string">
            <text:p>Tullius Laur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 in Ciceronis obi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41</text:p>
          </table:table-cell>
          <table:table-cell office:value-type="string" calcext:value-type="string">
            <text:p>Cn. Cornel. Lentulus Marcell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46</text:p>
          </table:table-cell>
          <table:table-cell office:value-type="string" calcext:value-type="string">
            <text:p>Gaius Licinius Muc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rum Natur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0</text:p>
          </table:table-cell>
          <table:table-cell office:value-type="string" calcext:value-type="string">
            <text:p>Titus Lucretius Ca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apitula</text:p>
          </table:table-cell>
          <table:table-cell office:value-type="string" calcext:value-type="string">
            <text:p>De Rerum Natura Libri Sex, ed. J. Martin, 1969</text:p>
          </table:table-cell>
        </table:table-row>
        <table:table-row table:style-name="ro1">
          <table:table-cell office:value-type="string" calcext:value-type="string">
            <text:p>LAT0552</text:p>
          </table:table-cell>
          <table:table-cell office:value-type="string" calcext:value-type="string">
            <text:p>Quintus Lutatius Cat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52</text:p>
          </table:table-cell>
          <table:table-cell office:value-type="string" calcext:value-type="string">
            <text:p>Quintus Lutatius Catu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unes Historiae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56</text:p>
          </table:table-cell>
          <table:table-cell office:value-type="string" calcext:value-type="string">
            <text:p>Gaius Licinius Mac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556</text:p>
          </table:table-cell>
          <table:table-cell office:value-type="string" calcext:value-type="string">
            <text:p>Gaius Licinius Mac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58</text:p>
          </table:table-cell>
          <table:table-cell office:value-type="string" calcext:value-type="string">
            <text:p>Gaius Cilnius Maecen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58</text:p>
          </table:table-cell>
          <table:table-cell office:value-type="string" calcext:value-type="string">
            <text:p>Gaius Cilnius Maecena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560</text:p>
          </table:table-cell>
          <table:table-cell office:value-type="string" calcext:value-type="string">
            <text:p>Helvius Manc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62</text:p>
          </table:table-cell>
          <table:table-cell office:value-type="string" calcext:value-type="string">
            <text:p>Manilius, poe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64</text:p>
          </table:table-cell>
          <table:table-cell office:value-type="string" calcext:value-type="string">
            <text:p>Manius Man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68</text:p>
          </table:table-cell>
          <table:table-cell office:value-type="string" calcext:value-type="string">
            <text:p>Gnaeus M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574</text:p>
          </table:table-cell>
          <table:table-cell office:value-type="string" calcext:value-type="string">
            <text:p>Gaius Memmius L. f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74</text:p>
          </table:table-cell>
          <table:table-cell office:value-type="string" calcext:value-type="string">
            <text:p>Gaius Memmius L. f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76</text:p>
          </table:table-cell>
          <table:table-cell office:value-type="string" calcext:value-type="string">
            <text:p>M. Valerius Messalla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Familiis Romani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576</text:p>
          </table:table-cell>
          <table:table-cell office:value-type="string" calcext:value-type="string">
            <text:p>M. Valerius Messalla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uspiciis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582</text:p>
          </table:table-cell>
          <table:table-cell office:value-type="string" calcext:value-type="string">
            <text:p>Q. Caecilius Metellus Numi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84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84</text:p>
          </table:table-cell>
          <table:table-cell office:value-type="string" calcext:value-type="string">
            <text:p>Mimi Poetarum Incertor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dubia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586</text:p>
          </table:table-cell>
          <table:table-cell office:value-type="string" calcext:value-type="string">
            <text:p>Mumm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87</text:p>
          </table:table-cell>
          <table:table-cell office:value-type="string" calcext:value-type="string">
            <text:p>Naevius,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88</text:p>
          </table:table-cell>
          <table:table-cell office:value-type="string" calcext:value-type="string">
            <text:p>Cornelius Nepo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588</text:p>
          </table:table-cell>
          <table:table-cell office:value-type="string" calcext:value-type="string">
            <text:p>Cornelius Nepo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Cornelii Nepotis Vitae cum Fragmentis, ed. P. K. Marshall, 1977</text:p>
          </table:table-cell>
        </table:table-row>
        <table:table-row table:style-name="ro1">
          <table:table-cell office:value-type="string" calcext:value-type="string">
            <text:p>LAT0590</text:p>
          </table:table-cell>
          <table:table-cell office:value-type="string" calcext:value-type="string">
            <text:p>Publius Nigidius Fig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591</text:p>
          </table:table-cell>
          <table:table-cell office:value-type="string" calcext:value-type="string">
            <text:p>Ninnius Cr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592</text:p>
          </table:table-cell>
          <table:table-cell office:value-type="string" calcext:value-type="string">
            <text:p>Nov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594</text:p>
          </table:table-cell>
          <table:table-cell office:value-type="string" calcext:value-type="string">
            <text:p>Lucius No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596</text:p>
          </table:table-cell>
          <table:table-cell office:value-type="string" calcext:value-type="string">
            <text:p>Numito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tibucol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00</text:p>
          </table:table-cell>
          <table:table-cell office:value-type="string" calcext:value-type="string">
            <text:p>Gaius Opp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Silvestribus Arboribus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00</text:p>
          </table:table-cell>
          <table:table-cell office:value-type="string" calcext:value-type="string">
            <text:p>Gaius Opp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it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606</text:p>
          </table:table-cell>
          <table:table-cell office:value-type="string" calcext:value-type="string">
            <text:p>Lucius Marcius Philip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14</text:p>
          </table:table-cell>
          <table:table-cell office:value-type="string" calcext:value-type="string">
            <text:p>Q. Pompeius Q.f.A.n.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15</text:p>
          </table:table-cell>
          <table:table-cell office:value-type="string" calcext:value-type="string">
            <text:p>Q. Pompeius Q.f.Q.n.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7. Vol. 1, ed. E. Malcovati, 1953</text:p>
          </table:table-cell>
        </table:table-row>
        <table:table-row table:style-name="ro1">
          <table:table-cell office:value-type="string" calcext:value-type="string">
            <text:p>LAT0616</text:p>
          </table:table-cell>
          <table:table-cell office:value-type="string" calcext:value-type="string">
            <text:p>Pomp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16</text:p>
          </table:table-cell>
          <table:table-cell office:value-type="string" calcext:value-type="string">
            <text:p>Pompil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18</text:p>
          </table:table-cell>
          <table:table-cell office:value-type="string" calcext:value-type="string">
            <text:p>Lucius Pomponius Bononi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tellanae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0620</text:p>
          </table:table-cell>
          <table:table-cell office:value-type="string" calcext:value-type="string">
            <text:p>Sextus Proper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e</text:p>
          </table:table-cell>
          <table:table-cell office:value-type="string" calcext:value-type="string">
            <text:p>ed. G. P. Goold, forthcoming</text:p>
          </table:table-cell>
        </table:table-row>
        <table:table-row table:style-name="ro1">
          <table:table-cell office:value-type="string" calcext:value-type="string">
            <text:p>LAT0622</text:p>
          </table:table-cell>
          <table:table-cell office:value-type="string" calcext:value-type="string">
            <text:p>Publilius Sy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Publilii Syri Mimi Sententiae, ed. W. Meyer, 1880</text:p>
          </table:table-cell>
        </table:table-row>
        <table:table-row table:style-name="ro1">
          <table:table-cell office:value-type="string" calcext:value-type="string">
            <text:p>LAT0622</text:p>
          </table:table-cell>
          <table:table-cell office:value-type="string" calcext:value-type="string">
            <text:p>Publilius Sy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624</text:p>
          </table:table-cell>
          <table:table-cell office:value-type="string" calcext:value-type="string">
            <text:p>Quintus Claudius Quadriga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25</text:p>
          </table:table-cell>
          <table:table-cell office:value-type="string" calcext:value-type="string">
            <text:p>Lucius Quinc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28</text:p>
          </table:table-cell>
          <table:table-cell office:value-type="string" calcext:value-type="string">
            <text:p>Publius Rutil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Sua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30</text:p>
          </table:table-cell>
          <table:table-cell office:value-type="string" calcext:value-type="string">
            <text:p>Sacra Argeo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cra Argeorum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tilinae Coniuratio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ellum Iugurthinum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C. Sallusti Crispi Historiarum Reliquiae. Vol. 2, ed. B. Maurenbrecher, 1893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Historiarum frr. ampliora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istoriarum frr. e codicibus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Historiarum frr. e papyris</text:p>
          </table:table-cell>
          <table:table-cell office:value-type="string" calcext:value-type="string">
            <text:p>C. Sallusti Crispi Catilina, Iugurtha, Fragmenta Ampliora, ed. A. Kurfess, 1957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d Caesarem de Re Publ. [sp.]</text:p>
          </table:table-cell>
          <table:table-cell office:value-type="string" calcext:value-type="string">
            <text:p>Appendix Sallustiana. Fasc. 1, ed. A. Kurfess, 1970</text:p>
          </table:table-cell>
        </table:table-row>
        <table:table-row table:style-name="ro1">
          <table:table-cell office:value-type="string" calcext:value-type="string">
            <text:p>LAT0631</text:p>
          </table:table-cell>
          <table:table-cell office:value-type="string" calcext:value-type="string">
            <text:p>Gaius Sallustius Crisp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In M. Tullium Ciceronem [sp.]</text:p>
          </table:table-cell>
          <table:table-cell office:value-type="string" calcext:value-type="string">
            <text:p>Appendix Sallustiana. Fasc. 2, ed. A. Kurfess, 1970</text:p>
          </table:table-cell>
        </table:table-row>
        <table:table-row table:style-name="ro1">
          <table:table-cell office:value-type="string" calcext:value-type="string">
            <text:p>LAT0634</text:p>
          </table:table-cell>
          <table:table-cell office:value-type="string" calcext:value-type="string">
            <text:p>Santr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34</text:p>
          </table:table-cell>
          <table:table-cell office:value-type="string" calcext:value-type="string">
            <text:p>Santr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35</text:p>
          </table:table-cell>
          <table:table-cell office:value-type="string" calcext:value-type="string">
            <text:p>Publius Satu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36</text:p>
          </table:table-cell>
          <table:table-cell office:value-type="string" calcext:value-type="string">
            <text:p>Quintus Mucius Scaevo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38</text:p>
          </table:table-cell>
          <table:table-cell office:value-type="string" calcext:value-type="string">
            <text:p>Q. Mucius Scaevola [pontifex]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40</text:p>
          </table:table-cell>
          <table:table-cell office:value-type="string" calcext:value-type="string">
            <text:p>Marcus Aemilius Sc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Sua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0</text:p>
          </table:table-cell>
          <table:table-cell office:value-type="string" calcext:value-type="string">
            <text:p>Marcus Aemilius Scau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42</text:p>
          </table:table-cell>
          <table:table-cell office:value-type="string" calcext:value-type="string">
            <text:p>Sevius Nican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44</text:p>
          </table:table-cell>
          <table:table-cell office:value-type="string" calcext:value-type="string">
            <text:p>Sextilius E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46</text:p>
          </table:table-cell>
          <table:table-cell office:value-type="string" calcext:value-type="string">
            <text:p>Lucius Cornelius Sisen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6</text:p>
          </table:table-cell>
          <table:table-cell office:value-type="string" calcext:value-type="string">
            <text:p>Lucius Cornelius Sisen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iles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48</text:p>
          </table:table-cell>
          <table:table-cell office:value-type="string" calcext:value-type="string">
            <text:p>Staberius Ero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50</text:p>
          </table:table-cell>
          <table:table-cell office:value-type="string" calcext:value-type="string">
            <text:p>Sue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52</text:p>
          </table:table-cell>
          <table:table-cell office:value-type="string" calcext:value-type="string">
            <text:p>Lucius Cornelius Su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arii Rerum Gestarum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56</text:p>
          </table:table-cell>
          <table:table-cell office:value-type="string" calcext:value-type="string">
            <text:p>Servius Sulpic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56</text:p>
          </table:table-cell>
          <table:table-cell office:value-type="string" calcext:value-type="string">
            <text:p>Servius Sulpicius Ruf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658</text:p>
          </table:table-cell>
          <table:table-cell office:value-type="string" calcext:value-type="string">
            <text:p>Tabulae Censori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abulae Censoriae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60</text:p>
          </table:table-cell>
          <table:table-cell office:value-type="string" calcext:value-type="string">
            <text:p>Albius Tib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legiae</text:p>
          </table:table-cell>
          <table:table-cell office:value-type="string" calcext:value-type="string">
            <text:p>Albii Tibulli Aliorumque Carminum Libri Tres, ed. F. W. Lenz; G. K. Galinsky, 1971</text:p>
          </table:table-cell>
        </table:table-row>
        <table:table-row table:style-name="ro1">
          <table:table-cell office:value-type="string" calcext:value-type="string">
            <text:p>LAT0660</text:p>
          </table:table-cell>
          <table:table-cell office:value-type="string" calcext:value-type="string">
            <text:p>Albius Tibu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 Tibulliana [sp.]</text:p>
          </table:table-cell>
          <table:table-cell office:value-type="string" calcext:value-type="string">
            <text:p>Albii Tibulli Aliorumque Carminum Libri Tres, ed. F. W. Lenz; G. K. Galinsky, 1971</text:p>
          </table:table-cell>
        </table:table-row>
        <table:table-row table:style-name="ro1">
          <table:table-cell office:value-type="string" calcext:value-type="string">
            <text:p>LAT0661</text:p>
          </table:table-cell>
          <table:table-cell office:value-type="string" calcext:value-type="string">
            <text:p>Ticid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62</text:p>
          </table:table-cell>
          <table:table-cell office:value-type="string" calcext:value-type="string">
            <text:p>Marcus Tullius Ti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64</text:p>
          </table:table-cell>
          <table:table-cell office:value-type="string" calcext:value-type="string">
            <text:p>Gaius Trebatius Tes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 et al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68</text:p>
          </table:table-cell>
          <table:table-cell office:value-type="string" calcext:value-type="string">
            <text:p>Gnaeus Tremelius Scrof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rustic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70</text:p>
          </table:table-cell>
          <table:table-cell office:value-type="string" calcext:value-type="string">
            <text:p>Quintus Aelius Tub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70</text:p>
          </table:table-cell>
          <table:table-cell office:value-type="string" calcext:value-type="string">
            <text:p>Quintus Aelius Tube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ad C. Oppium, fr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672</text:p>
          </table:table-cell>
          <table:table-cell office:value-type="string" calcext:value-type="string">
            <text:p>Turranius Nig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rustica scripta</text:p>
          </table:table-cell>
          <table:table-cell office:value-type="string" calcext:value-type="string">
            <text:p>Scriptorum Romanorum De Re Rustica Reliquiae. Vol. 1, ed. F. Speranza, 1974</text:p>
          </table:table-cell>
        </table:table-row>
        <table:table-row table:style-name="ro1">
          <table:table-cell office:value-type="string" calcext:value-type="string">
            <text:p>LAT0674</text:p>
          </table:table-cell>
          <table:table-cell office:value-type="string" calcext:value-type="string">
            <text:p>Valerius, comoed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oedia</text:p>
          </table:table-cell>
          <table:table-cell office:value-type="string" calcext:value-type="string">
            <text:p>I Mimi Romani, ed. M. Bonaria, 1965</text:p>
          </table:table-cell>
        </table:table-row>
        <table:table-row table:style-name="ro1">
          <table:table-cell office:value-type="string" calcext:value-type="string">
            <text:p>LAT0676</text:p>
          </table:table-cell>
          <table:table-cell office:value-type="string" calcext:value-type="string">
            <text:p>Valerius Antia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1, ed. H. Peter, 1914</text:p>
          </table:table-cell>
        </table:table-row>
        <table:table-row table:style-name="ro1">
          <table:table-cell office:value-type="string" calcext:value-type="string">
            <text:p>LAT0678</text:p>
          </table:table-cell>
          <table:table-cell office:value-type="string" calcext:value-type="string">
            <text:p>Quintus Valerius Sor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0</text:p>
          </table:table-cell>
          <table:table-cell office:value-type="string" calcext:value-type="string">
            <text:p>Gaius Valg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2</text:p>
          </table:table-cell>
          <table:table-cell office:value-type="string" calcext:value-type="string">
            <text:p>Lucius Var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82</text:p>
          </table:table-cell>
          <table:table-cell office:value-type="string" calcext:value-type="string">
            <text:p>Lucius Varius Ruf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ngua Latina</text:p>
          </table:table-cell>
          <table:table-cell office:value-type="string" calcext:value-type="string">
            <text:p>M. Terenti Varronis De Linguae Latinae Quae Supersunt, ed. G. Goetz; F. Schoell, 1910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Res Rusticae</text:p>
          </table:table-cell>
          <table:table-cell office:value-type="string" calcext:value-type="string">
            <text:p>M. Terenti Varronis Rerum Rusticarum Libri Tres, ed. G. Goetz, 1929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ntiquitates Rerum Humanarum</text:p>
          </table:table-cell>
          <table:table-cell office:value-type="string" calcext:value-type="string">
            <text:p>De M. Terenti Varronis Antiquitatum Rerum Humanarum Libris XXV, ed. P. Mirsch, 1882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ntiquitates Rerum Divinarum</text:p>
          </table:table-cell>
          <table:table-cell office:value-type="string" calcext:value-type="string">
            <text:p>M. Terentius Varro: Antiquitates Rerum Divinarum. Part 1, ed. B. Cardauns, 197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Grammatici Latini ex Recensione Henrici Keilii. Vol. 1, ed. H. Keil, 185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Gente Populi Romani</text:p>
          </table:table-cell>
          <table:table-cell office:value-type="string" calcext:value-type="string">
            <text:p>Studi Varroniani: De Gente Populi Romani Libri IV, ed. P. Fraccaro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De Vita Populi Romani</text:p>
          </table:table-cell>
          <table:table-cell office:value-type="string" calcext:value-type="string">
            <text:p>M. Terenti Varronis De Vita Populi Romani: Fonti, Esegesi, Edizione Critica dei Frammenti, ed. B. Riposati, 1972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Res Urban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Logistorici</text:p>
          </table:table-cell>
          <table:table-cell office:value-type="string" calcext:value-type="string">
            <text:p>I Logistorici, ed. E. Bolisani, 193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Romanorum, ed. E. Baehrens, 1886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nippeae</text:p>
          </table:table-cell>
          <table:table-cell office:value-type="string" calcext:value-type="string">
            <text:p>Petronii Saturae, Adiectae Sunt Varronis et Senecae Saturae Similesque Reliquiae, ed. F. Bu+cheler, 1963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M. Terenti Varronis Saturarum Menippearum Reliquiae, ed. A. Riese, 1865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epistulae Latinae</text:p>
          </table:table-cell>
          <table:table-cell office:value-type="string" calcext:value-type="string">
            <text:p>Nonii Marcelli De Conpendiosa Doctrina Libros XX. Vols. 1%193, ed. W. M. Lindsay, 1903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fragmenta 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frr. de historia litterar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fragmenta vari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4</text:p>
          </table:table-cell>
          <table:table-cell office:value-type="string" calcext:value-type="string">
            <text:p>Marcus Terentius Varr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incertae sedis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686</text:p>
          </table:table-cell>
          <table:table-cell office:value-type="string" calcext:value-type="string">
            <text:p>P. Terentius Varro Ata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clogae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eorgica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0</text:p>
          </table:table-cell>
          <table:table-cell office:value-type="string" calcext:value-type="string">
            <text:p>Publius Vergilius Mar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eneis</text:p>
          </table:table-cell>
          <table:table-cell office:value-type="string" calcext:value-type="string">
            <text:p>P. Vergili Maronis Opera, ed. R. A. B. Mynors, 1972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irae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etna</text:p>
          </table:table-cell>
          <table:table-cell office:value-type="string" calcext:value-type="string">
            <text:p>Appendix Vergiliana, ed. F. R. D. Goodyear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opa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Elegiae in Maecenatem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iris</text:p>
          </table:table-cell>
          <table:table-cell office:value-type="string" calcext:value-type="string">
            <text:p>Appendix Vergiliana, ed. F. R. D. Goodyear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Catalepton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iapeum 'Quid Hoc Novi Est?'</text:p>
          </table:table-cell>
          <table:table-cell office:value-type="string" calcext:value-type="string">
            <text:p>Appendix Vergiliana, ed. J. A. Richmond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oretum</text:p>
          </table:table-cell>
          <table:table-cell office:value-type="string" calcext:value-type="string">
            <text:p>Appendix Vergiliana, ed. E. J. Kenney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Institutione Viri Boni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Est et Non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2</text:p>
          </table:table-cell>
          <table:table-cell office:value-type="string" calcext:value-type="string">
            <text:p>Appendix Vergiliana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De Rosis Nascentibus</text:p>
          </table:table-cell>
          <table:table-cell office:value-type="string" calcext:value-type="string">
            <text:p>Appendix Vergiliana, ed. W. V. Clausen, 1966</text:p>
          </table:table-cell>
        </table:table-row>
        <table:table-row table:style-name="ro1">
          <table:table-cell office:value-type="string" calcext:value-type="string">
            <text:p>LAT0694</text:p>
          </table:table-cell>
          <table:table-cell office:value-type="string" calcext:value-type="string">
            <text:p>Volum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3</text:p>
          </table:table-cell>
          <table:table-cell office:value-type="string" calcext:value-type="string">
            <text:p>Arbonius Sil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6</text:p>
          </table:table-cell>
          <table:table-cell office:value-type="string" calcext:value-type="string">
            <text:p>Carmen de Bello Aegyptiac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de Bello Aegyptiaco</text:p>
          </table:table-cell>
          <table:table-cell office:value-type="string" calcext:value-type="string">
            <text:p>C. Rabirius, Bellum Actiacum e Papiro Herculanense 817, ed. G. Garuti, 1958</text:p>
          </table:table-cell>
        </table:table-row>
        <table:table-row table:style-name="ro1">
          <table:table-cell office:value-type="string" calcext:value-type="string">
            <text:p>LAT0709</text:p>
          </table:table-cell>
          <table:table-cell office:value-type="string" calcext:value-type="string">
            <text:p>Domitius Mar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709</text:p>
          </table:table-cell>
          <table:table-cell office:value-type="string" calcext:value-type="string">
            <text:p>Domitius Mar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grammata ex Bobiensibus</text:p>
          </table:table-cell>
          <table:table-cell office:value-type="string" calcext:value-type="string">
            <text:p>Epigrammata Bobiensia, ed. W. Speyer, 1963</text:p>
          </table:table-cell>
        </table:table-row>
        <table:table-row table:style-name="ro1">
          <table:table-cell office:value-type="string" calcext:value-type="string">
            <text:p>LAT0721</text:p>
          </table:table-cell>
          <table:table-cell office:value-type="string" calcext:value-type="string">
            <text:p>Antonius Panur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um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24</text:p>
          </table:table-cell>
          <table:table-cell office:value-type="string" calcext:value-type="string">
            <text:p>Cloatius Ve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27</text:p>
          </table:table-cell>
          <table:table-cell office:value-type="string" calcext:value-type="string">
            <text:p>Cornificius Lon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730</text:p>
          </table:table-cell>
          <table:table-cell office:value-type="string" calcext:value-type="string">
            <text:p>Tarquitius Pris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Disciplina Etrusca, frr.</text:p>
          </table:table-cell>
          <table:table-cell office:value-type="string" calcext:value-type="string">
            <text:p>Ambrosii Theodosii Macrobii Saturnalia, ed. J. Willis, 1970</text:p>
          </table:table-cell>
        </table:table-row>
        <table:table-row table:style-name="ro1">
          <table:table-cell office:value-type="string" calcext:value-type="string">
            <text:p>LAT0800</text:p>
          </table:table-cell>
          <table:table-cell office:value-type="string" calcext:value-type="string">
            <text:p>Albinovanus Ped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 Senatu Contra L. Pisonem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o Scauro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ro Milone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ro Cornelio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3</text:p>
          </table:table-cell>
          <table:table-cell office:value-type="string" calcext:value-type="string">
            <text:p>Quintus Asconius Pedia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Toga Candida</text:p>
          </table:table-cell>
          <table:table-cell office:value-type="string" calcext:value-type="string">
            <text:p>Q. Asconii Pediani Orationum Ciceronis Quinque Enarratio, ed. A. C. Clark, [1907]</text:p>
          </table:table-cell>
        </table:table-row>
        <table:table-row table:style-name="ro1">
          <table:table-cell office:value-type="string" calcext:value-type="string">
            <text:p>LAT0806</text:p>
          </table:table-cell>
          <table:table-cell office:value-type="string" calcext:value-type="string">
            <text:p>Gaius Ateius Capi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</text:p>
          </table:table-cell>
          <table:table-cell office:value-type="string" calcext:value-type="string">
            <text:p>C. Atei Capitonis Fragmenta, ed. W. Strzelecki, 1967</text:p>
          </table:table-cell>
        </table:table-row>
        <table:table-row table:style-name="ro1">
          <table:table-cell office:value-type="string" calcext:value-type="string">
            <text:p>LAT0809</text:p>
          </table:table-cell>
          <table:table-cell office:value-type="string" calcext:value-type="string">
            <text:p>Aufid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tris, fragment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Metris Horatii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Breviatio Pedum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Compositionibus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Genera Versuum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2</text:p>
          </table:table-cell>
          <table:table-cell office:value-type="string" calcext:value-type="string">
            <text:p>Gaius Caesius Bass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Poeticae Species Lat. [sp.]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0815</text:p>
          </table:table-cell>
          <table:table-cell office:value-type="string" calcext:value-type="string">
            <text:p>Bruttedius Nig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21</text:p>
          </table:table-cell>
          <table:table-cell office:value-type="string" calcext:value-type="string">
            <text:p>Bucolica Einsidlens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ucolica Einsidlensia</text:p>
          </table:table-cell>
          <table:table-cell office:value-type="string" calcext:value-type="string">
            <text:p>Calpurnii et Nemesiani Bucolica, Accedunt Einsidlensia Quae Dicuntur Carmina, ed. C. Giarratano, 1943</text:p>
          </table:table-cell>
        </table:table-row>
        <table:table-row table:style-name="ro1">
          <table:table-cell office:value-type="string" calcext:value-type="string">
            <text:p>LAT0824</text:p>
          </table:table-cell>
          <table:table-cell office:value-type="string" calcext:value-type="string">
            <text:p>Cn. Arulenus Caelius Sab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827</text:p>
          </table:table-cell>
          <table:table-cell office:value-type="string" calcext:value-type="string">
            <text:p>Caesellius Vinde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, fragmenta</text:p>
          </table:table-cell>
          <table:table-cell office:value-type="string" calcext:value-type="string">
            <text:p>A. Gelli Noctes Atticae. Vols. 1%192, ed. P. K. Marshall, 1968</text:p>
          </table:table-cell>
        </table:table-row>
        <table:table-row table:style-name="ro1">
          <table:table-cell office:value-type="string" calcext:value-type="string">
            <text:p>LAT0830</text:p>
          </table:table-cell>
          <table:table-cell office:value-type="string" calcext:value-type="string">
            <text:p>Titus Calpurnius Si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clogae</text:p>
          </table:table-cell>
          <table:table-cell office:value-type="string" calcext:value-type="string">
            <text:p>Calpurnii et Nemesiani Bucolica, Accedunt Einsidlensia Quae Dicuntur Carmina, ed. C. Giarratano, 1943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gricultura</text:p>
          </table:table-cell>
          <table:table-cell office:value-type="string" calcext:value-type="string">
            <text:p>Corpus Medicorum Latinorum. Vol. 1, ed. F. Marx, 1915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dicina</text:p>
          </table:table-cell>
          <table:table-cell office:value-type="string" calcext:value-type="string">
            <text:p>Corpus Medicorum Latinorum. Vol. 1, ed. F. Marx, 1915; 4.27.1d [fr.1]: ed. Umberto Capitani [Maia 26(1974)]; 4.27.1d [fr.2]: ed. Dionisio Ollero Granados [Emerita 41(1973)]</text:p>
          </table:table-cell>
        </table:table-row>
        <table:table-row table:style-name="ro1">
          <table:table-cell office:value-type="string" calcext:value-type="string">
            <text:p>LAT0836</text:p>
          </table:table-cell>
          <table:table-cell office:value-type="string" calcext:value-type="string">
            <text:p>Aulus Cornelius Cels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Rhetorica</text:p>
          </table:table-cell>
          <table:table-cell office:value-type="string" calcext:value-type="string">
            <text:p>Corpus Medicorum Latinorum. Vol. 1, ed. F. Marx, 1915</text:p>
          </table:table-cell>
        </table:table-row>
        <table:table-row table:style-name="ro1">
          <table:table-cell office:value-type="string" calcext:value-type="string">
            <text:p>LAT0842</text:p>
          </table:table-cell>
          <table:table-cell office:value-type="string" calcext:value-type="string">
            <text:p>Gaius Clodius Lic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ri Rerum Romanarum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45</text:p>
          </table:table-cell>
          <table:table-cell office:value-type="string" calcext:value-type="string">
            <text:p>L. Iunius Moderatus Colume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rboribus</text:p>
          </table:table-cell>
          <table:table-cell office:value-type="string" calcext:value-type="string">
            <text:p>L. Iuni Moderati Columellae Opera Quae Extant, Fasciculus Primus Librum de Arboribus Qui Vocatur Continens, ed. V. Lundstro+m, 1897</text:p>
          </table:table-cell>
        </table:table-row>
        <table:table-row table:style-name="ro1">
          <table:table-cell office:value-type="string" calcext:value-type="string">
            <text:p>LAT0845</text:p>
          </table:table-cell>
          <table:table-cell office:value-type="string" calcext:value-type="string">
            <text:p>L. Iunius Moderatus Columell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Re Rustic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851</text:p>
          </table:table-cell>
          <table:table-cell office:value-type="string" calcext:value-type="string">
            <text:p>Cornelius Seve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51</text:p>
          </table:table-cell>
          <table:table-cell office:value-type="string" calcext:value-type="string">
            <text:p>Cornelius Seve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a Morel omissa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854</text:p>
          </table:table-cell>
          <table:table-cell office:value-type="string" calcext:value-type="string">
            <text:p>Cornific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in Vergil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57</text:p>
          </table:table-cell>
          <table:table-cell office:value-type="string" calcext:value-type="string">
            <text:p>Lucius Annaeus Cornu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60</text:p>
          </table:table-cell>
          <table:table-cell office:value-type="string" calcext:value-type="string">
            <text:p>Quintus Curt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 Alexandri Magni</text:p>
          </table:table-cell>
          <table:table-cell office:value-type="string" calcext:value-type="string">
            <text:p>Q. Curtius Rufus, Geschichte Alexanders des Grossen, ed. K. Mu+ller, 1954</text:p>
          </table:table-cell>
        </table:table-row>
        <table:table-row table:style-name="ro1">
          <table:table-cell office:value-type="string" calcext:value-type="string">
            <text:p>LAT0863</text:p>
          </table:table-cell>
          <table:table-cell office:value-type="string" calcext:value-type="string">
            <text:p>Dorc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66</text:p>
          </table:table-cell>
          <table:table-cell office:value-type="string" calcext:value-type="string">
            <text:p>Fenestel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69</text:p>
          </table:table-cell>
          <table:table-cell office:value-type="string" calcext:value-type="string">
            <text:p>Marcus Verr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truscarum Rerum Libr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869</text:p>
          </table:table-cell>
          <table:table-cell office:value-type="string" calcext:value-type="string">
            <text:p>Marcus Verrius Flac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875</text:p>
          </table:table-cell>
          <table:table-cell office:value-type="string" calcext:value-type="string">
            <text:p>Cn. Cornel. Lentulus Gaetul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78</text:p>
          </table:table-cell>
          <table:table-cell office:value-type="string" calcext:value-type="string">
            <text:p>Gaius Asinius Ga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878</text:p>
          </table:table-cell>
          <table:table-cell office:value-type="string" calcext:value-type="string">
            <text:p>Gaius Asinius Ga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atea</text:p>
          </table:table-cell>
          <table:table-cell office:value-type="string" calcext:value-type="string">
            <text:p>The Aratus ascribed to Germanicus Caesar, ed. D. B. Gain, 1976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a Aratea</text:p>
          </table:table-cell>
          <table:table-cell office:value-type="string" calcext:value-type="string">
            <text:p>The Aratus ascribed to Germanicus Caesar, ed. D. B. Gain, 1976</text:p>
          </table:table-cell>
        </table:table-row>
        <table:table-row table:style-name="ro1">
          <table:table-cell office:value-type="string" calcext:value-type="string">
            <text:p>LAT0881</text:p>
          </table:table-cell>
          <table:table-cell office:value-type="string" calcext:value-type="string">
            <text:p>Claudius Caesar German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Germanici Caesaris Aratea, ed. A. Breysig, 1899</text:p>
          </table:table-cell>
        </table:table-row>
        <table:table-row table:style-name="ro1">
          <table:table-cell office:value-type="string" calcext:value-type="string">
            <text:p>LAT0884</text:p>
          </table:table-cell>
          <table:table-cell office:value-type="string" calcext:value-type="string">
            <text:p>Gracchus, trag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887</text:p>
          </table:table-cell>
          <table:table-cell office:value-type="string" calcext:value-type="string">
            <text:p>Grat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ynegetica</text:p>
          </table:table-cell>
          <table:table-cell office:value-type="string" calcext:value-type="string">
            <text:p>Gratti Cynegeticon Quae Supersunt. Part 1, ed. P. J. Enk, 1918</text:p>
          </table:table-cell>
        </table:table-row>
        <table:table-row table:style-name="ro1">
          <table:table-cell office:value-type="string" calcext:value-type="string">
            <text:p>LAT0890</text:p>
          </table:table-cell>
          <table:table-cell office:value-type="string" calcext:value-type="string">
            <text:p>Homerus La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lias Latina</text:p>
          </table:table-cell>
          <table:table-cell office:value-type="string" calcext:value-type="string">
            <text:p>Poetae Latini Minores. Vol. 2, Fasc. 3, ed. F. Vollmer, 1913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en Saeculare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odi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Sermones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3</text:p>
          </table:table-cell>
          <table:table-cell office:value-type="string" calcext:value-type="string">
            <text:p>Quintus Horatius Flacc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rs Poetica</text:p>
          </table:table-cell>
          <table:table-cell office:value-type="string" calcext:value-type="string">
            <text:p>Q. Horati Flacci Opera, ed. F. Klingner, 1959</text:p>
          </table:table-cell>
        </table:table-row>
        <table:table-row table:style-name="ro1">
          <table:table-cell office:value-type="string" calcext:value-type="string">
            <text:p>LAT0899</text:p>
          </table:table-cell>
          <table:table-cell office:value-type="string" calcext:value-type="string">
            <text:p>Hyginus Astrono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tronomica</text:p>
          </table:table-cell>
          <table:table-cell office:value-type="string" calcext:value-type="string">
            <text:p>Hygin: L'Astronomie, ed. A. Le Boeuffle, 1983</text:p>
          </table:table-cell>
        </table:table-row>
        <table:table-row table:style-name="ro1">
          <table:table-cell office:value-type="string" calcext:value-type="string">
            <text:p>LAT0902</text:p>
          </table:table-cell>
          <table:table-cell office:value-type="string" calcext:value-type="string">
            <text:p>Iulius Afric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M. Fabi Quintiliani Institutionis Oratoriae Libri Duodecim, Tomus II: Libri VII%19XII, ed. M. Winterbottom, 1970</text:p>
          </table:table-cell>
        </table:table-row>
        <table:table-row table:style-name="ro1">
          <table:table-cell office:value-type="string" calcext:value-type="string">
            <text:p>LAT0905</text:p>
          </table:table-cell>
          <table:table-cell office:value-type="string" calcext:value-type="string">
            <text:p>Marcus Antistius Labe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0908</text:p>
          </table:table-cell>
          <table:table-cell office:value-type="string" calcext:value-type="string">
            <text:p>Attius Labe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io Latina Iliado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11</text:p>
          </table:table-cell>
          <table:table-cell office:value-type="string" calcext:value-type="string">
            <text:p>Laus Pison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aus Pisonis</text:p>
          </table:table-cell>
          <table:table-cell office:value-type="string" calcext:value-type="string">
            <text:p>Laus Pisonis: Text, U+bersetzung, Kommentar: Inaugural%19Dissertation der Philosophischen Fakulta+t der Friedrich%19Alexander%19Universita+t, Erlangen%19Nu+rnberg, ed. A. Seel, 1969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b Urbe Condita</text:p>
          </table:table-cell>
          <table:table-cell office:value-type="string" calcext:value-type="string">
            <text:p>#VALEUR !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eriochae Librorum A. U. C.</text:p>
          </table:table-cell>
          <table:table-cell office:value-type="string" calcext:value-type="string">
            <text:p>T. Livi Ab Urbe Condita. Part 4, Bks. 41%1945, ed. O. Rossbach, 1910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Tite%19Live: Histoire Romaine. Vol. 33, ed. P. Jal, 1979</text:p>
          </table:table-cell>
        </table:table-row>
        <table:table-row table:style-name="ro1">
          <table:table-cell office:value-type="string" calcext:value-type="string">
            <text:p>LAT0914</text:p>
          </table:table-cell>
          <table:table-cell office:value-type="string" calcext:value-type="string">
            <text:p>Titus Liv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.U.C. Perioch. ex P.Oxy.668</text:p>
          </table:table-cell>
          <table:table-cell office:value-type="string" calcext:value-type="string">
            <text:p>Abre/ge/s des Livres de l'Histoire Romaine de Tite%19Live. Vol. 34, Part 2, ed. P. Jal, 1984</text:p>
          </table:table-cell>
        </table:table-row>
        <table:table-row table:style-name="ro1">
          <table:table-cell office:value-type="string" calcext:value-type="string">
            <text:p>LAT0917</text:p>
          </table:table-cell>
          <table:table-cell office:value-type="string" calcext:value-type="string">
            <text:p>Marcus Annaeus Luc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Bellum Civile</text:p>
          </table:table-cell>
          <table:table-cell office:value-type="string" calcext:value-type="string">
            <text:p>M. Annaei Lucani Belli Civilis Libri Decem, ed. A. E. Housman, 1927</text:p>
          </table:table-cell>
        </table:table-row>
        <table:table-row table:style-name="ro1">
          <table:table-cell office:value-type="string" calcext:value-type="string">
            <text:p>LAT0917</text:p>
          </table:table-cell>
          <table:table-cell office:value-type="string" calcext:value-type="string">
            <text:p>Marcus Annaeus Luc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0</text:p>
          </table:table-cell>
          <table:table-cell office:value-type="string" calcext:value-type="string">
            <text:p>Lucilius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3</text:p>
          </table:table-cell>
          <table:table-cell office:value-type="string" calcext:value-type="string">
            <text:p>Aemilius Mac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23</text:p>
          </table:table-cell>
          <table:table-cell office:value-type="string" calcext:value-type="string">
            <text:p>Aemilius Mac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agmentum a Morel omissum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0926</text:p>
          </table:table-cell>
          <table:table-cell office:value-type="string" calcext:value-type="string">
            <text:p>Marcus Mani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tronomica</text:p>
          </table:table-cell>
          <table:table-cell office:value-type="string" calcext:value-type="string">
            <text:p>M. Manilii Astronomica, ed. G. P. Goold, 1985</text:p>
          </table:table-cell>
        </table:table-row>
        <table:table-row table:style-name="ro1">
          <table:table-cell office:value-type="string" calcext:value-type="string">
            <text:p>LAT0929</text:p>
          </table:table-cell>
          <table:table-cell office:value-type="string" calcext:value-type="string">
            <text:p>Pomponius Mel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horographia</text:p>
          </table:table-cell>
          <table:table-cell office:value-type="string" calcext:value-type="string">
            <text:p>Pomponii Melae De Chorographia Libri Tres una cum Indice Verborum, ed. G. Ranstrand, 1971</text:p>
          </table:table-cell>
        </table:table-row>
        <table:table-row table:style-name="ro1">
          <table:table-cell office:value-type="string" calcext:value-type="string">
            <text:p>LAT0932</text:p>
          </table:table-cell>
          <table:table-cell office:value-type="string" calcext:value-type="string">
            <text:p>M. Valerius Messalla Corv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932</text:p>
          </table:table-cell>
          <table:table-cell office:value-type="string" calcext:value-type="string">
            <text:p>M. Valerius Messalla Corv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arii de Bello Civili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935</text:p>
          </table:table-cell>
          <table:table-cell office:value-type="string" calcext:value-type="string">
            <text:p>Iulius Modes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938</text:p>
          </table:table-cell>
          <table:table-cell office:value-type="string" calcext:value-type="string">
            <text:p>Iulius Mont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44</text:p>
          </table:table-cell>
          <table:table-cell office:value-type="string" calcext:value-type="string">
            <text:p>Imperator Ne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ores</text:p>
          </table:table-cell>
          <table:table-cell office:value-type="string" calcext:value-type="string">
            <text:p>Ovid in Six Volumes. Vol. 1, ed. G. Showerman; G. P. Goold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stulae (vel Heroides)</text:p>
          </table:table-cell>
          <table:table-cell office:value-type="string" calcext:value-type="string">
            <text:p>Ovid in Six Volumes. Vol. 1, ed. G. Showerman; G. P. Goold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Medicamina Faciei Femineae</text:p>
          </table:table-cell>
          <table:table-cell office:value-type="string" calcext:value-type="string">
            <text:p>Ovid in Six Volumes.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rs Amatoria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Remedia Amoris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Metamorphoses</text:p>
          </table:table-cell>
          <table:table-cell office:value-type="string" calcext:value-type="string">
            <text:p>Ovid: Metamorphoses in Two Volumes. ed. F. J. Miller; G. P. Goold, 1977%191984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Fasti</text:p>
          </table:table-cell>
          <table:table-cell office:value-type="string" calcext:value-type="string">
            <text:p>P. Ovidi Nasonis Fastorum Libri Sex, ed. E. H. Alton; D. E. W. Wormell; E. Courtney, 1978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Tristia</text:p>
          </table:table-cell>
          <table:table-cell office:value-type="string" calcext:value-type="string">
            <text:p>P. Ovidius Naso: Tristia. Vol. 1, ed. G. Luck, 196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Epistulae ex Ponto</text:p>
          </table:table-cell>
          <table:table-cell office:value-type="string" calcext:value-type="string">
            <text:p>Pontiques, ed. J. Andre/, 197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Ibis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carmina, fragmen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Nux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Halieutica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59</text:p>
          </table:table-cell>
          <table:table-cell office:value-type="string" calcext:value-type="string">
            <text:p>Publius Ovidius Nas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picedion Drusi [sp.]</text:p>
          </table:table-cell>
          <table:table-cell office:value-type="string" calcext:value-type="string">
            <text:p>Ovid in Six Volumes. Vol. 2, ed. J. H. Mozley; G. P. Goold, 1979</text:p>
          </table:table-cell>
        </table:table-row>
        <table:table-row table:style-name="ro1">
          <table:table-cell office:value-type="string" calcext:value-type="string">
            <text:p>LAT0963</text:p>
          </table:table-cell>
          <table:table-cell office:value-type="string" calcext:value-type="string">
            <text:p>Quintus Remmius Palaemon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 Aetatis Caesareae. Vol. 1, ed. A. Mazzarino, 1955</text:p>
          </table:table-cell>
        </table:table-row>
        <table:table-row table:style-name="ro1">
          <table:table-cell office:value-type="string" calcext:value-type="string">
            <text:p>LAT0963</text:p>
          </table:table-cell>
          <table:table-cell office:value-type="string" calcext:value-type="string">
            <text:p>Quintus Remmius Palaemon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rs [sp.]</text:p>
          </table:table-cell>
          <table:table-cell office:value-type="string" calcext:value-type="string">
            <text:p>Grammatici Latini ex Recensione Henrici Keilii. Vol. 5, ed. H. Keil, 1868</text:p>
          </table:table-cell>
        </table:table-row>
        <table:table-row table:style-name="ro1">
          <table:table-cell office:value-type="string" calcext:value-type="string">
            <text:p>LAT0966</text:p>
          </table:table-cell>
          <table:table-cell office:value-type="string" calcext:value-type="string">
            <text:p>Passien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M. Fabi Quintiliani Institutionis Oratoriae Libri Duodecim. Vol. 1, ed. M. Winterbottom, 1970</text:p>
          </table:table-cell>
        </table:table-row>
        <table:table-row table:style-name="ro1">
          <table:table-cell office:value-type="string" calcext:value-type="string">
            <text:p>LAT0969</text:p>
          </table:table-cell>
          <table:table-cell office:value-type="string" calcext:value-type="string">
            <text:p>Aulus Pers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0972</text:p>
          </table:table-cell>
          <table:table-cell office:value-type="string" calcext:value-type="string">
            <text:p>Petro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yrica</text:p>
          </table:table-cell>
          <table:table-cell office:value-type="string" calcext:value-type="string">
            <text:p>Petronius: Satyrica, ed. K. Mu+ller; W. Ehlers, 1983</text:p>
          </table:table-cell>
        </table:table-row>
        <table:table-row table:style-name="ro1">
          <table:table-cell office:value-type="string" calcext:value-type="string">
            <text:p>LAT0972</text:p>
          </table:table-cell>
          <table:table-cell office:value-type="string" calcext:value-type="string">
            <text:p>Petro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atyrica, fragmenta</text:p>
          </table:table-cell>
          <table:table-cell office:value-type="string" calcext:value-type="string">
            <text:p>Petronius: Satyrica, ed. K. Mu+ller; W. Ehlers, 1983</text:p>
          </table:table-cell>
        </table:table-row>
        <table:table-row table:style-name="ro1">
          <table:table-cell office:value-type="string" calcext:value-type="string">
            <text:p>LAT0975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bulae Aesopiae</text:p>
          </table:table-cell>
          <table:table-cell office:value-type="string" calcext:value-type="string">
            <text:p>Phaedri Augusti Liberti Liber Fabularum, ed. A. Guaglianone, 1969</text:p>
          </table:table-cell>
        </table:table-row>
        <table:table-row table:style-name="ro1">
          <table:table-cell office:value-type="string" calcext:value-type="string">
            <text:p>LAT0975</text:p>
          </table:table-cell>
          <table:table-cell office:value-type="string" calcext:value-type="string">
            <text:p>Phaed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abularum Appendix</text:p>
          </table:table-cell>
          <table:table-cell office:value-type="string" calcext:value-type="string">
            <text:p>Phaedri Augusti Liberti Liber Fabularum, ed. A. Guaglianone, 1969</text:p>
          </table:table-cell>
        </table:table-row>
        <table:table-row table:style-name="ro1">
          <table:table-cell office:value-type="string" calcext:value-type="string">
            <text:p>LAT0978</text:p>
          </table:table-cell>
          <table:table-cell office:value-type="string" calcext:value-type="string">
            <text:p>Gaius Plin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Naturalis Historia</text:p>
          </table:table-cell>
          <table:table-cell office:value-type="string" calcext:value-type="string">
            <text:p>C. Plini Secundi Naturalis Historiae Libri XXXVII. Vols. 1%195, ed. C. Mayhoff, 1892%191909</text:p>
          </table:table-cell>
        </table:table-row>
        <table:table-row table:style-name="ro1">
          <table:table-cell office:value-type="string" calcext:value-type="string">
            <text:p>LAT0978</text:p>
          </table:table-cell>
          <table:table-cell office:value-type="string" calcext:value-type="string">
            <text:p>Gaius Plin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ubius Sermo</text:p>
          </table:table-cell>
          <table:table-cell office:value-type="string" calcext:value-type="string">
            <text:p>Il Dubius Sermo di Plinio, ed. A. Della Casa, 1969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Oratorum Romanorum Fragmenta Liberae Rei Publicae. Vol. 1, ed. E. Malcovati, 1953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0981</text:p>
          </table:table-cell>
          <table:table-cell office:value-type="string" calcext:value-type="string">
            <text:p>Gaius Asinius Polli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0984</text:p>
          </table:table-cell>
          <table:table-cell office:value-type="string" calcext:value-type="string">
            <text:p>Pompeius Tro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nimalibus</text:p>
          </table:table-cell>
          <table:table-cell office:value-type="string" calcext:value-type="string">
            <text:p>Pompei Trogi Fragmenta, ed. O. Seel, 1956</text:p>
          </table:table-cell>
        </table:table-row>
        <table:table-row table:style-name="ro1">
          <table:table-cell office:value-type="string" calcext:value-type="string">
            <text:p>LAT0984</text:p>
          </table:table-cell>
          <table:table-cell office:value-type="string" calcext:value-type="string">
            <text:p>Pompeius Trog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istoriae Philippicae</text:p>
          </table:table-cell>
          <table:table-cell office:value-type="string" calcext:value-type="string">
            <text:p>Pompei Trogi Fragmenta, ed. O. Seel, 1956</text:p>
          </table:table-cell>
        </table:table-row>
        <table:table-row table:style-name="ro1">
          <table:table-cell office:value-type="string" calcext:value-type="string">
            <text:p>LAT0987</text:p>
          </table:table-cell>
          <table:table-cell office:value-type="string" calcext:value-type="string">
            <text:p>Publius Pompon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87</text:p>
          </table:table-cell>
          <table:table-cell office:value-type="string" calcext:value-type="string">
            <text:p>Publius Pompon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raetext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0990</text:p>
          </table:table-cell>
          <table:table-cell office:value-type="string" calcext:value-type="string">
            <text:p>Precatio Omnium Herbar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ecatio Omnium Herbarum</text:p>
          </table:table-cell>
          <table:table-cell office:value-type="string" calcext:value-type="string">
            <text:p>Anthologia Latina. Part 1, Vol. 1, ed. A. Riese, 1904</text:p>
          </table:table-cell>
        </table:table-row>
        <table:table-row table:style-name="ro1">
          <table:table-cell office:value-type="string" calcext:value-type="string">
            <text:p>LAT0993</text:p>
          </table:table-cell>
          <table:table-cell office:value-type="string" calcext:value-type="string">
            <text:p>Precatio Terr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ecatio Terrae</text:p>
          </table:table-cell>
          <table:table-cell office:value-type="string" calcext:value-type="string">
            <text:p>Anthologia Latina. Part 1, Fasc. 1, ed. A. Riese, 1894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 Persii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Notis Iuris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0996</text:p>
          </table:table-cell>
          <table:table-cell office:value-type="string" calcext:value-type="string">
            <text:p>Marcus Valerius Prob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De M. Valerio Probo Berytio Capita Quattuor, Accedit Reliquiarum Conlectio, ed. J. Aistermann, 1910</text:p>
          </table:table-cell>
        </table:table-row>
        <table:table-row table:style-name="ro1">
          <table:table-cell office:value-type="string" calcext:value-type="string">
            <text:p>LAT1000</text:p>
          </table:table-cell>
          <table:table-cell office:value-type="string" calcext:value-type="string">
            <text:p>Pupius (?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ersus Pupio attributi</text:p>
          </table:table-cell>
          <table:table-cell office:value-type="string" calcext:value-type="string">
            <text:p>?). Versus Pupio Attributi (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stitutio Oratoria</text:p>
          </table:table-cell>
          <table:table-cell office:value-type="string" calcext:value-type="string">
            <text:p>M. Fabi Quintiliani Institutionis Oratoriae Libri Duodecim. Vols. 1%192, ed. M. Winterbottom, 1970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clamationes Minores</text:p>
          </table:table-cell>
          <table:table-cell office:value-type="string" calcext:value-type="string">
            <text:p>The Minor Declamations Ascribed to Quintilian, ed. M. Winterbottom, 1984</text:p>
          </table:table-cell>
        </table:table-row>
        <table:table-row table:style-name="ro1">
          <table:table-cell office:value-type="string" calcext:value-type="string">
            <text:p>LAT1002</text:p>
          </table:table-cell>
          <table:table-cell office:value-type="string" calcext:value-type="string">
            <text:p>Marcus Fabius Quintil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clamationes Maiores [sp.]</text:p>
          </table:table-cell>
          <table:table-cell office:value-type="string" calcext:value-type="string">
            <text:p>Declamationes XIX Maiores Quintiliano Falso Ascriptae, ed. L. Ha%147kanson, 1982</text:p>
          </table:table-cell>
        </table:table-row>
        <table:table-row table:style-name="ro1">
          <table:table-cell office:value-type="string" calcext:value-type="string">
            <text:p>LAT1005</text:p>
          </table:table-cell>
          <table:table-cell office:value-type="string" calcext:value-type="string">
            <text:p>Rabi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11</text:p>
          </table:table-cell>
          <table:table-cell office:value-type="string" calcext:value-type="string">
            <text:p>Scribonius Lar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positiones</text:p>
          </table:table-cell>
          <table:table-cell office:value-type="string" calcext:value-type="string">
            <text:p>Scribonii Largi Compositiones, ed. S. Sconocchia, 1983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ntroversiae</text:p>
          </table:table-cell>
          <table:table-cell office:value-type="string" calcext:value-type="string">
            <text:p>The Elder Seneca: Declamations in Two Volumes, ed. M. Winterbottom, 1974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ntroversiae, excerpta</text:p>
          </table:table-cell>
          <table:table-cell office:value-type="string" calcext:value-type="string">
            <text:p>L. Annaei Senecae Oratorum et Rhetorum Sententiae Divisiones Colores, ed. H. J. Mu+ller, 1887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uasoriae</text:p>
          </table:table-cell>
          <table:table-cell office:value-type="string" calcext:value-type="string">
            <text:p>The Elder Seneca: Declamations in Two Volumes. Vol. 2, ed. M. Winterbottom, 1974</text:p>
          </table:table-cell>
        </table:table-row>
        <table:table-row table:style-name="ro1">
          <table:table-cell office:value-type="string" calcext:value-type="string">
            <text:p>LAT1014</text:p>
          </table:table-cell>
          <table:table-cell office:value-type="string" calcext:value-type="string">
            <text:p>Lucius Annaeus Seneca senio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The Elder Seneca: Declamations in Two Volumes. Vol. 2, ed. M. Winterbottom, 1974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ercules Furen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Troade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hoenissae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Medea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Phaedra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Oedipu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gamemnon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Thyeste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Hercules Oetaeus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Octavia [sp.]</text:p>
          </table:table-cell>
          <table:table-cell office:value-type="string" calcext:value-type="string">
            <text:p>L. Annaei Senecae Tragoediae, Incertorum Auctorum Hercules [Oetaeus], Octavia, ed. O. Zwierlein, 198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Apocolocyntosis</text:p>
          </table:table-cell>
          <table:table-cell office:value-type="string" calcext:value-type="string">
            <text:p>Seneca: Apocolocyntosis, ed. P. T. Eden, 1984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ialogi</text:p>
          </table:table-cell>
          <table:table-cell office:value-type="string" calcext:value-type="string">
            <text:p>L. Annaei Senecae Dialogorum Libri Duodecim, ed. L. D. Reynolds, 197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Beneficiis</text:p>
          </table:table-cell>
          <table:table-cell office:value-type="string" calcext:value-type="string">
            <text:p>L. Annae Senecae Opera Quae Supersunt. Vol. 1, Fasc. 2, ed. C. Hosius, 1900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De Clementia</text:p>
          </table:table-cell>
          <table:table-cell office:value-type="string" calcext:value-type="string">
            <text:p>L. Annae Senecae Opera Quae Supersunt. Vol. 1, Fasc. 2, ed. C. Hosius, 1900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Epistulae Morales ad Lucilium</text:p>
          </table:table-cell>
          <table:table-cell office:value-type="string" calcext:value-type="string">
            <text:p>L. Annaei Senecae ad Lucilium Epistulae Morales. Vols. 1%192, ed. L. D. Reynolds, 1965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Naturales Quaestiones</text:p>
          </table:table-cell>
          <table:table-cell office:value-type="string" calcext:value-type="string">
            <text:p>Se/ne, Questions Naturelles. Vols. 1%192, ed. P. Oltramare, 1929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e Cleanthe 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17</text:p>
          </table:table-cell>
          <table:table-cell office:value-type="string" calcext:value-type="string">
            <text:p>Lucius Annaeus Seneca iunior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De Vita Patris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hebais</text:p>
          </table:table-cell>
          <table:table-cell office:value-type="string" calcext:value-type="string">
            <text:p>P. Papini Stati Thebaidos Libri XII, ed. D. E. Hill, 1983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Silvae</text:p>
          </table:table-cell>
          <table:table-cell office:value-type="string" calcext:value-type="string">
            <text:p>P. Papini Stati Silvae, ed. A. Marastoni, 1970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chilleis</text:p>
          </table:table-cell>
          <table:table-cell office:value-type="string" calcext:value-type="string">
            <text:p>Statius: Achilleid, ed. O. A. W. Dilke, 1954</text:p>
          </table:table-cell>
        </table:table-row>
        <table:table-row table:style-name="ro1">
          <table:table-cell office:value-type="string" calcext:value-type="string">
            <text:p>LAT1020</text:p>
          </table:table-cell>
          <table:table-cell office:value-type="string" calcext:value-type="string">
            <text:p>Publius Papinius Stati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Bello Germanico (fragment)</text:p>
          </table:table-cell>
          <table:table-cell office:value-type="string" calcext:value-type="string">
            <text:p>P. Papini Stati Silvae, ed. A. Marastoni, 1970</text:p>
          </table:table-cell>
        </table:table-row>
        <table:table-row table:style-name="ro1">
          <table:table-cell office:value-type="string" calcext:value-type="string">
            <text:p>LAT1023</text:p>
          </table:table-cell>
          <table:table-cell office:value-type="string" calcext:value-type="string">
            <text:p>Sulpicia, Caleni ux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23</text:p>
          </table:table-cell>
          <table:table-cell office:value-type="string" calcext:value-type="string">
            <text:p>Sulpicia, Caleni uxo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Statu Rei Publicae [sp.]</text:p>
          </table:table-cell>
          <table:table-cell office:value-type="string" calcext:value-type="string">
            <text:p>Epigrammata Bobiensia, ed. W. Speyer, 1963</text:p>
          </table:table-cell>
        </table:table-row>
        <table:table-row table:style-name="ro1">
          <table:table-cell office:value-type="string" calcext:value-type="string">
            <text:p>LAT1029</text:p>
          </table:table-cell>
          <table:table-cell office:value-type="string" calcext:value-type="string">
            <text:p>Tur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32</text:p>
          </table:table-cell>
          <table:table-cell office:value-type="string" calcext:value-type="string">
            <text:p>Va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35</text:p>
          </table:table-cell>
          <table:table-cell office:value-type="string" calcext:value-type="string">
            <text:p>Gaius Valer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gonautica</text:p>
          </table:table-cell>
          <table:table-cell office:value-type="string" calcext:value-type="string">
            <text:p>Gai Valeri Flacci Setini Balbi Argonauticon Libros Octo, ed. W.%19W. Ehlers, 1980</text:p>
          </table:table-cell>
        </table:table-row>
        <table:table-row table:style-name="ro1">
          <table:table-cell office:value-type="string" calcext:value-type="string">
            <text:p>LAT1038</text:p>
          </table:table-cell>
          <table:table-cell office:value-type="string" calcext:value-type="string">
            <text:p>Valerius Maxi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cta et Dicta Memorabilia</text:p>
          </table:table-cell>
          <table:table-cell office:value-type="string" calcext:value-type="string">
            <text:p>Valerii Maximi Factorum et Dictorum Memorabilium Libri Novem cum Iulii Paridis et Ianuarii Nepotiani Epitomis, ed. C. Kempf, 1888</text:p>
          </table:table-cell>
        </table:table-row>
        <table:table-row table:style-name="ro1">
          <table:table-cell office:value-type="string" calcext:value-type="string">
            <text:p>LAT1041</text:p>
          </table:table-cell>
          <table:table-cell office:value-type="string" calcext:value-type="string">
            <text:p>Pseudo-Varr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ententiae</text:p>
          </table:table-cell>
          <table:table-cell office:value-type="string" calcext:value-type="string">
            <text:p>Die sogenannten Sententiae Varronis, ed. P. Germann, 1910</text:p>
          </table:table-cell>
        </table:table-row>
        <table:table-row table:style-name="ro1">
          <table:table-cell office:value-type="string" calcext:value-type="string">
            <text:p>LAT1044</text:p>
          </table:table-cell>
          <table:table-cell office:value-type="string" calcext:value-type="string">
            <text:p>Velleius Patercu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 Romana</text:p>
          </table:table-cell>
          <table:table-cell office:value-type="string" calcext:value-type="string">
            <text:p>Velleius Paterculus: Histoire Romaine. Vols. 1%192, ed. J. Hellegouarc'h, 1982</text:p>
          </table:table-cell>
        </table:table-row>
        <table:table-row table:style-name="ro1">
          <table:table-cell office:value-type="string" calcext:value-type="string">
            <text:p>LAT1047</text:p>
          </table:table-cell>
          <table:table-cell office:value-type="string" calcext:value-type="string">
            <text:p>Veran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ri de rebus sacris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050</text:p>
          </table:table-cell>
          <table:table-cell office:value-type="string" calcext:value-type="string">
            <text:p>Lucius Verginius Ruf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053</text:p>
          </table:table-cell>
          <table:table-cell office:value-type="string" calcext:value-type="string">
            <text:p>Vibius Crisp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M. Fabi Quintiliani Institutionis Oratoriae Libri Duodecim. Vols. 1%192, ed. M. Winterbottom, 1970</text:p>
          </table:table-cell>
        </table:table-row>
        <table:table-row table:style-name="ro1">
          <table:table-cell office:value-type="string" calcext:value-type="string">
            <text:p>LAT1056</text:p>
          </table:table-cell>
          <table:table-cell office:value-type="string" calcext:value-type="string">
            <text:p>Vitruv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rchitectura</text:p>
          </table:table-cell>
          <table:table-cell office:value-type="string" calcext:value-type="string">
            <text:p>Vitruvii de Architectura, ed. F. Krohn, 1912</text:p>
          </table:table-cell>
        </table:table-row>
        <table:table-row table:style-name="ro1">
          <table:table-cell office:value-type="string" calcext:value-type="string">
            <text:p>LAT1100</text:p>
          </table:table-cell>
          <table:table-cell office:value-type="string" calcext:value-type="string">
            <text:p>Calpurni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clamationes, excerpta</text:p>
          </table:table-cell>
          <table:table-cell office:value-type="string" calcext:value-type="string">
            <text:p>Calpurnii Flacci Declamationum Excerpta, ed. L. Ha%147kanson, 1978</text:p>
          </table:table-cell>
        </table:table-row>
        <table:table-row table:style-name="ro1">
          <table:table-cell office:value-type="string" calcext:value-type="string">
            <text:p>LAT1103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riapea</text:p>
          </table:table-cell>
          <table:table-cell office:value-type="string" calcext:value-type="string">
            <text:p>Poetae Latini Minores. Vol. 2, Fasc. 2, ed. F. Vollmer, 1923</text:p>
          </table:table-cell>
        </table:table-row>
        <table:table-row table:style-name="ro1">
          <table:table-cell office:value-type="string" calcext:value-type="string">
            <text:p>LAT1203</text:p>
          </table:table-cell>
          <table:table-cell office:value-type="string" calcext:value-type="string">
            <text:p>Alfius Av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06</text:p>
          </table:table-cell>
          <table:table-cell office:value-type="string" calcext:value-type="string">
            <text:p>Lucius Ampe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Memorialis</text:p>
          </table:table-cell>
          <table:table-cell office:value-type="string" calcext:value-type="string">
            <text:p>Lucii Ampelii Liber Memorialis, ed. E. Assmann, 1935</text:p>
          </table:table-cell>
        </table:table-row>
        <table:table-row table:style-name="ro1">
          <table:table-cell office:value-type="string" calcext:value-type="string">
            <text:p>LAT1209</text:p>
          </table:table-cell>
          <table:table-cell office:value-type="string" calcext:value-type="string">
            <text:p>An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pologia</text:p>
          </table:table-cell>
          <table:table-cell office:value-type="string" calcext:value-type="string">
            <text:p>Apulei Platonici Madaurensis Opera Quae Supersunt. Vol. 2, Fasc. 1, ed. R. Helm, 1959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Metamorphoses</text:p>
          </table:table-cell>
          <table:table-cell office:value-type="string" calcext:value-type="string">
            <text:p>Apule/e: Les Me/tamorphoses. Vols. 1%193, ed. D. S. Robertson; P. Vallette, 1940%191946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pulei Platonici Madaurensis Opera Quae Supersunt, Vol. 2, Fasc. 2, ed. R. Helm, 1959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Deo Socratis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echomenos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Mundo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De Platone et Eius Dogmate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2</text:p>
          </table:table-cell>
          <table:table-cell office:value-type="string" calcext:value-type="string">
            <text:p>Apuleius Madaurensis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De Deo Socratis, Praef. [sp.]</text:p>
          </table:table-cell>
          <table:table-cell office:value-type="string" calcext:value-type="string">
            <text:p>Apule/e: Opuscules Philosophiques (Du Dieu de Socrate, Platon et sa Doctrine, Du Monde) et Fragments, ed. J. Beaujeu, 1973</text:p>
          </table:table-cell>
        </table:table-row>
        <table:table-row table:style-name="ro1">
          <table:table-cell office:value-type="string" calcext:value-type="string">
            <text:p>LAT1218</text:p>
          </table:table-cell>
          <table:table-cell office:value-type="string" calcext:value-type="string">
            <text:p>Sentius Augur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icta et apophthegmat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dict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fragmenta incertae sedis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opera historica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Res Gestae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1</text:p>
          </table:table-cell>
          <table:table-cell office:value-type="string" calcext:value-type="string">
            <text:p>C. Iul. Caes. Augustus Octavian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oratio</text:p>
          </table:table-cell>
          <table:table-cell office:value-type="string" calcext:value-type="string">
            <text:p>Imperatoris Caesaris Augusti Operum Fragmenta, ed. E. Malcovati, 1962</text:p>
          </table:table-cell>
        </table:table-row>
        <table:table-row table:style-name="ro1">
          <table:table-cell office:value-type="string" calcext:value-type="string">
            <text:p>LAT1224</text:p>
          </table:table-cell>
          <table:table-cell office:value-type="string" calcext:value-type="string">
            <text:p>Marcus Aure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27</text:p>
          </table:table-cell>
          <table:table-cell office:value-type="string" calcext:value-type="string">
            <text:p>Balbus, gro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xpos. et Ratio Omn. Formarum</text:p>
          </table:table-cell>
          <table:table-cell office:value-type="string" calcext:value-type="string">
            <text:p>Die Schriften der Ro+mischen Feldmesser, Vol. 1, ed. F. Blume; K. Lachmann; A. Rudorff, 1848</text:p>
          </table:table-cell>
        </table:table-row>
        <table:table-row table:style-name="ro1">
          <table:table-cell office:value-type="string" calcext:value-type="string">
            <text:p>LAT1229</text:p>
          </table:table-cell>
          <table:table-cell office:value-type="string" calcext:value-type="string">
            <text:p>Flavius Cap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229</text:p>
          </table:table-cell>
          <table:table-cell office:value-type="string" calcext:value-type="string">
            <text:p>Flavius Cap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Verbis Dubii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mphitru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sin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ulu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aptiv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sin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istellaria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Curculio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Epidicus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Menaechmi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Mercator</text:p>
          </table:table-cell>
          <table:table-cell office:value-type="string" calcext:value-type="string">
            <text:p>Plauti Comoediae. Vol. 1, ed. F. Leo, 1895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Miles Glorios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Mostellari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Persa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Poenu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Pseudol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Ruden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Stich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Trinumm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4</text:p>
          </table:table-cell>
          <table:table-cell office:value-type="string" calcext:value-type="string">
            <text:p>Didascaliae et Argum. in Plautum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Truculentus</text:p>
          </table:table-cell>
          <table:table-cell office:value-type="string" calcext:value-type="string">
            <text:p>Plauti Comoediae. Vol. 2, ed. F. Leo, 1896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dri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Heauton Timorumeno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unuchus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Phormio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Hecyra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5</text:p>
          </table:table-cell>
          <table:table-cell office:value-type="string" calcext:value-type="string">
            <text:p>Didascaliae et Per. in Terentium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elphoe</text:p>
          </table:table-cell>
          <table:table-cell office:value-type="string" calcext:value-type="string">
            <text:p>P. Terenti Afri Comoediae, ed. R. Kauer; W. M. Lindsay; O. Skutsch, 1958</text:p>
          </table:table-cell>
        </table:table-row>
        <table:table-row table:style-name="ro1">
          <table:table-cell office:value-type="string" calcext:value-type="string">
            <text:p>LAT1236</text:p>
          </table:table-cell>
          <table:table-cell office:value-type="string" calcext:value-type="string">
            <text:p>Sextus Pompeius Fes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erborum Significatione</text:p>
          </table:table-cell>
          <table:table-cell office:value-type="string" calcext:value-type="string">
            <text:p>Sexti Pompei Festi De Verborum Significatu Quae Supersunt cum Pauli Epitome, ed. W. M. Lindsay, 1913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tome Bell. Omn. Ann. DCC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gilius Orator an Poeta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armina in Anthologia Latin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42</text:p>
          </table:table-cell>
          <table:table-cell office:value-type="string" calcext:value-type="string">
            <text:p>Annius Flor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epist. ad imperat. Hadrianum</text:p>
          </table:table-cell>
          <table:table-cell office:value-type="string" calcext:value-type="string">
            <text:p>L. Annaei Flori Quae Exstant, ed. E. Malcovati, 1972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trategemata</text:p>
          </table:table-cell>
          <table:table-cell office:value-type="string" calcext:value-type="string">
            <text:p>Frontin Kriegslisten, ed. G. Bendz, 1963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quis Urbis Romae</text:p>
          </table:table-cell>
          <table:table-cell office:value-type="string" calcext:value-type="string">
            <text:p>Sex. Iulii Frontini De Aquaeductu Urbis Romae, ed. C. Kunderewicz, 1973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Agrorum Qualitate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Controversii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Limitibu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5</text:p>
          </table:table-cell>
          <table:table-cell office:value-type="string" calcext:value-type="string">
            <text:p>Sextus Iulius Frontin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Arte Mensoria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d M. Caesarem et Invicem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d M. Antoninum Imp. Epist.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Ad Verum Imp.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Eloquentia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Orationibu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d Antoninum Pium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d Amicos Epistul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Principia Histori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Laudes Fumi et Pulveri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Laudes Neglegentiae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De Bello Parthico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De Feriis Alsiensibus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De Nepote Amisso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Arion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Additamentum Epist. Aceph.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M. Cornelii Frontonis Epistulae. Vol. 1, ed. M. P. J. van den Hout, 1954</text:p>
          </table:table-cell>
        </table:table-row>
        <table:table-row table:style-name="ro1">
          <table:table-cell office:value-type="string" calcext:value-type="string">
            <text:p>LAT1248</text:p>
          </table:table-cell>
          <table:table-cell office:value-type="string" calcext:value-type="string">
            <text:p>Marcus Cornelius Fronto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nstitutiones</text:p>
          </table:table-cell>
          <table:table-cell office:value-type="string" calcext:value-type="string">
            <text:p>Gai Institutiones, ed. E. Seckel; B. Ku+bler, 1935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Institut., frr. Aeg. et Oxyrh.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251</text:p>
          </table:table-cell>
          <table:table-cell office:value-type="string" calcext:value-type="string">
            <text:p>Gaius, iur.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Gai Institutionum epitome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254</text:p>
          </table:table-cell>
          <table:table-cell office:value-type="string" calcext:value-type="string">
            <text:p>Aulus Gell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Noctes Atticae</text:p>
          </table:table-cell>
          <table:table-cell office:value-type="string" calcext:value-type="string">
            <text:p>A. Gelli Noctes Atticae. Vols. 1%192, ed. K. Marshall, 1968</text:p>
          </table:table-cell>
        </table:table-row>
        <table:table-row table:style-name="ro1">
          <table:table-cell office:value-type="string" calcext:value-type="string">
            <text:p>LAT1257</text:p>
          </table:table-cell>
          <table:table-cell office:value-type="string" calcext:value-type="string">
            <text:p>Granius Lici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Grani Liciniani Reliquiae, ed. N. Criniti, 1981</text:p>
          </table:table-cell>
        </table:table-row>
        <table:table-row table:style-name="ro1">
          <table:table-cell office:value-type="string" calcext:value-type="string">
            <text:p>LAT1260</text:p>
          </table:table-cell>
          <table:table-cell office:value-type="string" calcext:value-type="string">
            <text:p>Had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60</text:p>
          </table:table-cell>
          <table:table-cell office:value-type="string" calcext:value-type="string">
            <text:p>Hadr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orationes</text:p>
          </table:table-cell>
          <table:table-cell office:value-type="string" calcext:value-type="string">
            <text:p>Flavii Sosipatri Charisii Artis Grammaticae Libri V, ed. K. Barwick, 1964</text:p>
          </table:table-cell>
        </table:table-row>
        <table:table-row table:style-name="ro1">
          <table:table-cell office:value-type="string" calcext:value-type="string">
            <text:p>LAT1263</text:p>
          </table:table-cell>
          <table:table-cell office:value-type="string" calcext:value-type="string">
            <text:p>Hyginus, myth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abulae</text:p>
          </table:table-cell>
          <table:table-cell office:value-type="string" calcext:value-type="string">
            <text:p>Hygini Fabulae, ed. H. J. Rose, 1933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mitibus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Condicionibus Agro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Generibus Controversia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onstitutio Limitum [sp.]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266</text:p>
          </table:table-cell>
          <table:table-cell office:value-type="string" calcext:value-type="string">
            <text:p>Hyginus Gromatic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Munition. Castrorum [sp.]</text:p>
          </table:table-cell>
          <table:table-cell office:value-type="string" calcext:value-type="string">
            <text:p>Pseudo%19Hygin: Des Fortifications du Camp, ed. M. Lenoir, 1979</text:p>
          </table:table-cell>
        </table:table-row>
        <table:table-row table:style-name="ro1">
          <table:table-cell office:value-type="string" calcext:value-type="string">
            <text:p>LAT1276</text:p>
          </table:table-cell>
          <table:table-cell office:value-type="string" calcext:value-type="string">
            <text:p>Decimus Iunius Iuven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aturae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  <table:table-row table:style-name="ro1">
          <table:table-cell office:value-type="string" calcext:value-type="string">
            <text:p>LAT1279</text:p>
          </table:table-cell>
          <table:table-cell office:value-type="string" calcext:value-type="string">
            <text:p>Laelius Felix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iurisprudentia, fragmenta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282</text:p>
          </table:table-cell>
          <table:table-cell office:value-type="string" calcext:value-type="string">
            <text:p>Lentulus, mim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us</text:p>
          </table:table-cell>
          <table:table-cell/>
        </table:table-row>
        <table:table-row table:style-name="ro1">
          <table:table-cell office:value-type="string" calcext:value-type="string">
            <text:p>LAT1285</text:p>
          </table:table-cell>
          <table:table-cell office:value-type="string" calcext:value-type="string">
            <text:p>Lucius Volusius Maec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ssis Distributio ...</text:p>
          </table:table-cell>
          <table:table-cell office:value-type="string" calcext:value-type="string">
            <text:p>Iurisprudentiae Anteiustinianae Reliquiae. Vol. 1, ed. P. E. Huschke; E. Seckel; B. Ku+bler, 1908</text:p>
          </table:table-cell>
        </table:table-row>
        <table:table-row table:style-name="ro1">
          <table:table-cell office:value-type="string" calcext:value-type="string">
            <text:p>LAT1291</text:p>
          </table:table-cell>
          <table:table-cell office:value-type="string" calcext:value-type="string">
            <text:p>Ma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uperca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294</text:p>
          </table:table-cell>
          <table:table-cell office:value-type="string" calcext:value-type="string">
            <text:p>Marcus Valerius Marti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pectacula</text:p>
          </table:table-cell>
          <table:table-cell office:value-type="string" calcext:value-type="string">
            <text:p>M. Valerii Martialis Epigrammaton Libri, ed. W. Heraeus; J. Borovskij</text:p>
          </table:table-cell>
        </table:table-row>
        <table:table-row table:style-name="ro1">
          <table:table-cell office:value-type="string" calcext:value-type="string">
            <text:p>LAT1294</text:p>
          </table:table-cell>
          <table:table-cell office:value-type="string" calcext:value-type="string">
            <text:p>Marcus Valerius Martiali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M. Valerii Martialis Epigrammaton Libri, ed. W. Heraeus; J. Borovskij</text:p>
          </table:table-cell>
        </table:table-row>
        <table:table-row table:style-name="ro1">
          <table:table-cell office:value-type="string" calcext:value-type="string">
            <text:p>LAT1297</text:p>
          </table:table-cell>
          <table:table-cell office:value-type="string" calcext:value-type="string">
            <text:p>Maru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mimi</text:p>
          </table:table-cell>
          <table:table-cell/>
        </table:table-row>
        <table:table-row table:style-name="ro1">
          <table:table-cell office:value-type="string" calcext:value-type="string">
            <text:p>LAT1306</text:p>
          </table:table-cell>
          <table:table-cell office:value-type="string" calcext:value-type="string">
            <text:p>Lucius Neratius Pris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fr. in fragmentis Vaticanis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stulae</text:p>
          </table:table-cell>
          <table:table-cell office:value-type="string" calcext:value-type="string">
            <text:p>C. Plini Caecili Secundi Epistularum Libri Decem, ed. R. A. B. Mynors, 1966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Panegyricus</text:p>
          </table:table-cell>
          <table:table-cell office:value-type="string" calcext:value-type="string">
            <text:p>XII Panegyrici Latini, ed. R. A. B. Mynors, 1964</text:p>
          </table:table-cell>
        </table:table-row>
        <table:table-row table:style-name="ro1">
          <table:table-cell office:value-type="string" calcext:value-type="string">
            <text:p>LAT1318</text:p>
          </table:table-cell>
          <table:table-cell office:value-type="string" calcext:value-type="string">
            <text:p>C. Plinius Caecilius Secund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321</text:p>
          </table:table-cell>
          <table:table-cell office:value-type="string" calcext:value-type="string">
            <text:p>Sextus Pompon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Regularum, fragmentum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327</text:p>
          </table:table-cell>
          <table:table-cell office:value-type="string" calcext:value-type="string">
            <text:p>Sab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1336</text:p>
          </table:table-cell>
          <table:table-cell office:value-type="string" calcext:value-type="string">
            <text:p>Scaevus Mem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goediae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1339</text:p>
          </table:table-cell>
          <table:table-cell office:value-type="string" calcext:value-type="string">
            <text:p>Septimius Sere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342</text:p>
          </table:table-cell>
          <table:table-cell office:value-type="string" calcext:value-type="string">
            <text:p>Siculus Flac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ondicionibus Agrorum</text:p>
          </table:table-cell>
          <table:table-cell office:value-type="string" calcext:value-type="string">
            <text:p>Corpus Agrimensorum Romanorum, Opuscula Agrimensorum Veterum, ed. C. Thulin, 1971</text:p>
          </table:table-cell>
        </table:table-row>
        <table:table-row table:style-name="ro1">
          <table:table-cell office:value-type="string" calcext:value-type="string">
            <text:p>LAT1345</text:p>
          </table:table-cell>
          <table:table-cell office:value-type="string" calcext:value-type="string">
            <text:p>Silius Ital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Punica</text:p>
          </table:table-cell>
          <table:table-cell office:value-type="string" calcext:value-type="string">
            <text:p>Corpus Poetarum Latinorum. Vol. 3, ed. W. C. Summers, 1905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Caesarum</text:p>
          </table:table-cell>
          <table:table-cell office:value-type="string" calcext:value-type="string">
            <text:p>C. Suetoni Tranquilli Opera. Vol. 1, ed. M. Ihm, 1908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Poetis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Historicis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Grammaticis et Rhetoribus</text:p>
          </table:table-cell>
          <table:table-cell office:value-type="string" calcext:value-type="string">
            <text:p>C. Suetoni Tranquilli praeter Caesarum Libros Reliquiae. Part 1, ed. G. Brugnoli, 19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48</text:p>
          </table:table-cell>
          <table:table-cell office:value-type="string" calcext:value-type="string">
            <text:p>Gaius Suetonius Tranquill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fragmenta</text:p>
          </table:table-cell>
          <table:table-cell office:value-type="string" calcext:value-type="string">
            <text:p>C. Suetoni Tranquilli praeter Caesarum Libros Reliquiae, ed. A. Reifferscheid, 1860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Vita Iulii Agricolae</text:p>
          </table:table-cell>
          <table:table-cell office:value-type="string" calcext:value-type="string">
            <text:p>Cornelii Taciti Opera Minora, ed. J. G. C. Anderson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Origine et Situ Germanorum</text:p>
          </table:table-cell>
          <table:table-cell office:value-type="string" calcext:value-type="string">
            <text:p>Cornelii Taciti Opera Minora, ed. J. G. C. Anderson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ialogus de Oratoribus</text:p>
          </table:table-cell>
          <table:table-cell office:value-type="string" calcext:value-type="string">
            <text:p>Cornelii Taciti Opera Minora, ed. H. Furneaux, 1939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Cornelii Taciti Historiarum Libri, ed. C. D. Fisher, 1911</text:p>
          </table:table-cell>
        </table:table-row>
        <table:table-row table:style-name="ro1">
          <table:table-cell office:value-type="string" calcext:value-type="string">
            <text:p>LAT1351</text:p>
          </table:table-cell>
          <table:table-cell office:value-type="string" calcext:value-type="string">
            <text:p>Cornelius Taci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Annales</text:p>
          </table:table-cell>
          <table:table-cell office:value-type="string" calcext:value-type="string">
            <text:p>Cornelii Taciti Annalium Ab Excessu Divi Augusti Libri, ed. C. D. Fisher, 1906</text:p>
          </table:table-cell>
        </table:table-row>
        <table:table-row table:style-name="ro1">
          <table:table-cell office:value-type="string" calcext:value-type="string">
            <text:p>LAT1357</text:p>
          </table:table-cell>
          <table:table-cell office:value-type="string" calcext:value-type="string">
            <text:p>Imp. Marcus Ulpius Tra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acica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363</text:p>
          </table:table-cell>
          <table:table-cell office:value-type="string" calcext:value-type="string">
            <text:p>Aemilius Asp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. in Ter. Sall. Verg.</text:p>
          </table:table-cell>
          <table:table-cell office:value-type="string" calcext:value-type="string">
            <text:p>Aemilius Asper: Ein Beitrag zur ro+mischen Literaturgeschichte, ed. P. Wessner, 1905</text:p>
          </table:table-cell>
        </table:table-row>
        <table:table-row table:style-name="ro1">
          <table:table-cell office:value-type="string" calcext:value-type="string">
            <text:p>LAT1363</text:p>
          </table:table-cell>
          <table:table-cell office:value-type="string" calcext:value-type="string">
            <text:p>Aemilius Asper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gilius</text:p>
          </table:table-cell>
          <table:table-cell office:value-type="string" calcext:value-type="string">
            <text:p>Servii Grammatici Qui Feruntur in Vergilii Carmina Commentarii. Vol. 3, Fasc. 2, ed. H. Hagen, 1902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dverbio et Praeposit.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fr. in codice Parisino 7520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0</text:p>
          </table:table-cell>
          <table:table-cell office:value-type="string" calcext:value-type="string">
            <text:p>Quintus Terentius Scaur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ordinat. part. orat. [sp.]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4</text:p>
          </table:table-cell>
          <table:table-cell office:value-type="string" calcext:value-type="string">
            <text:p>Velius Long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Orthographi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ttera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Accentibu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Propriis Nominibu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Nomine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De Versibu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De Finalibus Syllab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De Structur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77</text:p>
          </table:table-cell>
          <table:table-cell office:value-type="string" calcext:value-type="string">
            <text:p>Fragmenta Bobiensia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380</text:p>
          </table:table-cell>
          <table:table-cell office:value-type="string" calcext:value-type="string">
            <text:p>Philumenus med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medicina, versio Latina</text:p>
          </table:table-cell>
          <table:table-cell office:value-type="string" calcext:value-type="string">
            <text:p>Die lateinischen Fragmente des Philumenus und Philagrius. ed. P. Mihaileanu, 1911</text:p>
          </table:table-cell>
        </table:table-row>
        <table:table-row table:style-name="ro1">
          <table:table-cell office:value-type="string" calcext:value-type="string">
            <text:p>LAT1500</text:p>
          </table:table-cell>
          <table:table-cell office:value-type="string" calcext:value-type="string">
            <text:p>Altercatio Hadr. et Epictet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ltercatio Hadr. et Epicteti</text:p>
          </table:table-cell>
          <table:table-cell office:value-type="string" calcext:value-type="string">
            <text:p>Altercatio Hadriani Augusti et Epicteti Philosophi, ed. L. W. Daly; W. Suchier, 1939</text:p>
          </table:table-cell>
        </table:table-row>
        <table:table-row table:style-name="ro1">
          <table:table-cell office:value-type="string" calcext:value-type="string">
            <text:p>LAT1506</text:p>
          </table:table-cell>
          <table:table-cell office:value-type="string" calcext:value-type="string">
            <text:p>Anonymi Fragmenta de Iure Fis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fragmenta de iure fisci</text:p>
          </table:table-cell>
          <table:table-cell office:value-type="string" calcext:value-type="string">
            <text:p>Fontes Iuris Romani Antejustiniani. Part 2, ed. J. Baviera, 1940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ommentum in Horati Carmina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. in Hor. Artem Poet.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Comment. in Hor. Carm. Saec.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Commentum in Horati Epodo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ommentum in Horati Sermone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Commentum in Horati Epistulas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2</text:p>
          </table:table-cell>
          <table:table-cell office:value-type="string" calcext:value-type="string">
            <text:p>Pomponius Porphyrio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Vita Horati</text:p>
          </table:table-cell>
          <table:table-cell office:value-type="string" calcext:value-type="string">
            <text:p>Pomponi Porfyrionis Commentum in Horatium Flaccum, ed. A. Holder, 1894</text:p>
          </table:table-cell>
        </table:table-row>
        <table:table-row table:style-name="ro1">
          <table:table-cell office:value-type="string" calcext:value-type="string">
            <text:p>LAT1515</text:p>
          </table:table-cell>
          <table:table-cell office:value-type="string" calcext:value-type="string">
            <text:p>Quintus Serenus (Sammonic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iber Medicinalis</text:p>
          </table:table-cell>
          <table:table-cell office:value-type="string" calcext:value-type="string">
            <text:p>Sammonicus). Liber Medicinalis (Quinti Sereni Liber Medicinalis, ed. F. Vollmer, 1916</text:p>
          </table:table-cell>
        </table:table-row>
        <table:table-row table:style-name="ro1">
          <table:table-cell office:value-type="string" calcext:value-type="string">
            <text:p>LAT1515</text:p>
          </table:table-cell>
          <table:table-cell office:value-type="string" calcext:value-type="string">
            <text:p>Quintus Serenus (Sammonic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Liber Medicinalis, capitula</text:p>
          </table:table-cell>
          <table:table-cell office:value-type="string" calcext:value-type="string">
            <text:p>Sammonicus). Liber Medicinalis, capitula (Quinti Sereni Liber Medicinalis, ed. F. Vollmer, 1916</text:p>
          </table:table-cell>
        </table:table-row>
        <table:table-row table:style-name="ro1">
          <table:table-cell office:value-type="string" calcext:value-type="string">
            <text:p>LAT1518</text:p>
          </table:table-cell>
          <table:table-cell office:value-type="string" calcext:value-type="string">
            <text:p>Terentianus Maur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Litt., De Syll., De Metr.</text:p>
          </table:table-cell>
          <table:table-cell office:value-type="string" calcext:value-type="string">
            <text:p>Grammatici Latini ex Recensione Henrici Keilii. Vol. 6, ed. H. Keil, 1874</text:p>
          </table:table-cell>
        </table:table-row>
        <table:table-row table:style-name="ro1">
          <table:table-cell office:value-type="string" calcext:value-type="string">
            <text:p>LAT1604</text:p>
          </table:table-cell>
          <table:table-cell office:value-type="string" calcext:value-type="string">
            <text:p>Iulius Ather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. Vol. 2, ed. H. Peter, 1906</text:p>
          </table:table-cell>
        </table:table-row>
        <table:table-row table:style-name="ro1">
          <table:table-cell office:value-type="string" calcext:value-type="string">
            <text:p>LAT1672</text:p>
          </table:table-cell>
          <table:table-cell office:value-type="string" calcext:value-type="string">
            <text:p>Iulius Valer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1908</text:p>
          </table:table-cell>
          <table:table-cell office:value-type="string" calcext:value-type="string">
            <text:p>Gallus Antipa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historiae</text:p>
          </table:table-cell>
          <table:table-cell office:value-type="string" calcext:value-type="string">
            <text:p>Historicorum Romanorum Reliquiae, Vol. 2, ed. H. Peter, 1906</text:p>
          </table:table-cell>
        </table:table-row>
        <table:table-row table:style-name="ro1">
          <table:table-cell office:value-type="string" calcext:value-type="string">
            <text:p>LAT2000</text:p>
          </table:table-cell>
          <table:table-cell office:value-type="string" calcext:value-type="string">
            <text:p>Ablab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2</text:p>
          </table:table-cell>
          <table:table-cell office:value-type="string" calcext:value-type="string">
            <text:p>Albinus, poe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Rerum Romanarum Liber 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2</text:p>
          </table:table-cell>
          <table:table-cell office:value-type="string" calcext:value-type="string">
            <text:p>Albinus, poet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Re Coquinari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Brevis Ciborum, excerpt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03</text:p>
          </table:table-cell>
          <table:table-cell office:value-type="string" calcext:value-type="string">
            <text:p>Caelius Apic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Brevis Pimentorum, excerpta</text:p>
          </table:table-cell>
          <table:table-cell office:value-type="string" calcext:value-type="string">
            <text:p>Apicii Decem Libri Qui Dicuntur De Re Coquinaria et Excerpta a Vinidario Conscripta, ed. M. E. Milham, 1969</text:p>
          </table:table-cell>
        </table:table-row>
        <table:table-row table:style-name="ro1">
          <table:table-cell office:value-type="string" calcext:value-type="string">
            <text:p>LAT2028</text:p>
          </table:table-cell>
          <table:table-cell office:value-type="string" calcext:value-type="string">
            <text:p>Chalcidi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x Graecis Conversione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097</text:p>
          </table:table-cell>
          <table:table-cell office:value-type="string" calcext:value-type="string">
            <text:p>Sextus Pacon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123</text:p>
          </table:table-cell>
          <table:table-cell office:value-type="string" calcext:value-type="string">
            <text:p>Publilius Optatianus Porfyri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Epigramma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150</text:p>
          </table:table-cell>
          <table:table-cell office:value-type="string" calcext:value-type="string">
            <text:p>Zeno of Veron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ractatus</text:p>
          </table:table-cell>
          <table:table-cell office:value-type="string" calcext:value-type="string">
            <text:p>Zeno Veronensis Tractatus, ed. B. Lo+fstedt, 1971</text:p>
          </table:table-cell>
        </table:table-row>
        <table:table-row table:style-name="ro1">
          <table:table-cell office:value-type="string" calcext:value-type="string">
            <text:p>LAT2300</text:p>
          </table:table-cell>
          <table:table-cell office:value-type="string" calcext:value-type="string">
            <text:p>Aemilius Sur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Annis Populi Romani</text:p>
          </table:table-cell>
          <table:table-cell office:value-type="string" calcext:value-type="string">
            <text:p>Historicorum Romanorum Reliquiae, Vol. 2, ed. H. Peter, 1906</text:p>
          </table:table-cell>
        </table:table-row>
        <table:table-row table:style-name="ro1">
          <table:table-cell office:value-type="string" calcext:value-type="string">
            <text:p>LAT2301</text:p>
          </table:table-cell>
          <table:table-cell office:value-type="string" calcext:value-type="string">
            <text:p>Q. Aurelius Memmius Symma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02</text:p>
          </table:table-cell>
          <table:table-cell office:value-type="string" calcext:value-type="string">
            <text:p>L. Aurel. Avianius Symmach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05</text:p>
          </table:table-cell>
          <table:table-cell office:value-type="string" calcext:value-type="string">
            <text:p>Caelius Aurelia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E Parmenide de natur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[2Aelii]2 Spartiani De Vita Hadria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[2Aelii]2 Spartiani Aeli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Iuli Capitolini Antoninus Pi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Vita Marci Antonini Philosophi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uli Capitolini Ver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vidius [2Cassius]2 Vulcacii Gallicani V.C.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[2Commodus]2 Antoninus Aeli Lamprid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[2Helvius]2 Pertinax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Didius Iulianus Aeli Spartia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Aeli Spartiani Sever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Pescennius Niger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Vita Clodii Albini Iuli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ntoninus Caracallus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Antoninus Geta [2Aeli Spartiani]2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Opilius Macrinus Iuli Capitolin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Diadumenus Antoninus [2Aelii]2 Lampridi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Aeli Lampridii Antoninus Heliogabalus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Alexander Severus Aeli Lampridii</text:p>
          </table:table-cell>
          <table:table-cell office:value-type="string" calcext:value-type="string">
            <text:p>Scriptores Historiae Augustae. Vol. 1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Maximini Duo Iuli Capitolini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Gordian[2i Tr]2es [2Iuli Capitolini]2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Maximus [2et Balbinus Iuli Capitolini]2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[2Trebelli Pollionis]2 Valeriani Duo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[2Trebelli Pollionis]2 Gallieni Duo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[2Trebelli Pollionis]2 Tyranni Triginta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[2Trebelli Pollionis]2 Divus Claudi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Flavi Vopisci Syracusii Divus Aurelian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[2Flavi Vopisci Syracusii]2 Tacit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[2Flavi Vopisci Syracusii]2 Prob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[2Flavi Vopisci Syracusii]2 Quadrigae Tyrannorum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1</text:p>
          </table:table-cell>
          <table:table-cell office:value-type="string" calcext:value-type="string">
            <text:p>Scriptores Historiae Augustae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[2Flavi Vopisci Syracusii]2 Carus et Cari[2nus]2 et Numerianus</text:p>
          </table:table-cell>
          <table:table-cell office:value-type="string" calcext:value-type="string">
            <text:p>Scriptores Historiae Augustae. Vol. 2, ed. E. Hohl, 1965</text:p>
          </table:table-cell>
        </table:table-row>
        <table:table-row table:style-name="ro1">
          <table:table-cell office:value-type="string" calcext:value-type="string">
            <text:p>LAT2335</text:p>
          </table:table-cell>
          <table:table-cell office:value-type="string" calcext:value-type="string">
            <text:p>Anonymi de Differentiis [Fronto]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Differentiis</text:p>
          </table:table-cell>
          <table:table-cell office:value-type="string" calcext:value-type="string">
            <text:p>Grammatici Latini ex Recensione Henrici Keilii. Vol. 7, ed. H. Keil, 1880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De Centum Metri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Commentarius in Artem Donati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De Finalibu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De Metris Horatianis</text:p>
          </table:table-cell>
          <table:table-cell office:value-type="string" calcext:value-type="string">
            <text:p>Grammatici Latini ex Recensione Henrici Keilii. Vol. 4, ed. H. Keil, 186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In Vergilii Aeneidos Libros</text:p>
          </table:table-cell>
          <table:table-cell office:value-type="string" calcext:value-type="string">
            <text:p>Servii Grammatici Qui Feruntur in Vergilii Carmina Commentarii. Vols. 1%192, ed. G. Thilo, 1878%191884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In Vergilii Bucolicon Librum</text:p>
          </table:table-cell>
          <table:table-cell office:value-type="string" calcext:value-type="string">
            <text:p>Servii Grammatici Qui Feruntur in Vergilii Bucolica et Georgica Commentarii. Vol. 3:1, ed. G. Thilo, 1887</text:p>
          </table:table-cell>
        </table:table-row>
        <table:table-row table:style-name="ro1">
          <table:table-cell office:value-type="string" calcext:value-type="string">
            <text:p>LAT2349</text:p>
          </table:table-cell>
          <table:table-cell office:value-type="string" calcext:value-type="string">
            <text:p>Maurus Servius Honoratus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In Vergilii Georgicon Libros</text:p>
          </table:table-cell>
          <table:table-cell office:value-type="string" calcext:value-type="string">
            <text:p>Servii Grammatici Qui Feruntur in Vergilii Bucolica et Georgica Commentarii. Vol. 3:1, ed. G. Thilo, 1887</text:p>
          </table:table-cell>
        </table:table-row>
        <table:table-row table:style-name="ro1">
          <table:table-cell office:value-type="string" calcext:value-type="string">
            <text:p>LAT2434</text:p>
          </table:table-cell>
          <table:table-cell office:value-type="string" calcext:value-type="string">
            <text:p>Hilarius Arelatens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456</text:p>
          </table:table-cell>
          <table:table-cell office:value-type="string" calcext:value-type="string">
            <text:p>Parthenius Presbyte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468</text:p>
          </table:table-cell>
          <table:table-cell office:value-type="string" calcext:value-type="string">
            <text:p>Aurelius Augustinu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Laus Cere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2806</text:p>
          </table:table-cell>
          <table:table-cell office:value-type="string" calcext:value-type="string">
            <text:p>Iustinianus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Digesta Iustiniani</text:p>
          </table:table-cell>
          <table:table-cell office:value-type="string" calcext:value-type="string">
            <text:p>The Digest of Justinian. Vols. 1%194, ed. T. Mommsen, P. Kru+ger, A. Watson, 1985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Argumenta Aeneidis, Decastich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rgumenta Aeneidis, Monostich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Tetrasticha in Vergilii Bucolica et Georgic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3211</text:p>
          </table:table-cell>
          <table:table-cell office:value-type="string" calcext:value-type="string">
            <text:p>Argum. Aen. et Tetrast.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Tetrasticha in Vergilii Aeneida</text:p>
          </table:table-cell>
          <table:table-cell office:value-type="string" calcext:value-type="string">
            <text:p>Anthologia Latina. Vol. 1, Fasc. 1, ed. D. R. Shackleton Bailey, 1982</text:p>
          </table:table-cell>
        </table:table-row>
        <table:table-row table:style-name="ro1">
          <table:table-cell office:value-type="string" calcext:value-type="string">
            <text:p>LAT9221</text:p>
          </table:table-cell>
          <table:table-cell office:value-type="string" calcext:value-type="string">
            <text:p>Paulus Quaestor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in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254</text:p>
          </table:table-cell>
          <table:table-cell office:value-type="string" calcext:value-type="string">
            <text:p>Titius, gram.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carmen Saliare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versus sacror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sentent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A. Atilii Calatini elog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carmen Priam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saturnius(?)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Acilii Glabrionis tabul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M. Aemilii cos. a. 179 tabul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versiculi populares et pueriles</text:p>
          </table:table-cell>
          <table:table-cell office:value-type="string" calcext:value-type="string">
            <text:p>Fragmenta Poetarum Latinorum Epicorum et Lyricoru W. Morel, 1927).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praecepta rustica et med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epigramma a Varrone Plauto attribu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epigramma Pacuv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Ardeatis templi inscriptio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templi Tarracinensis inscriptio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in Carbonem versus popula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carmina Marciana et simi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versus populares in Caesarem et simili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epigrammata et populares versus in Augus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obtrectatoris Vergilii versicul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de Crassitio epigramm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populares versus in Sarment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versus populares in Tiberium et Germanic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populares versus in Caligula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artificia metric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versus populares in Neronem et eiusque successore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versus Hor. Sat. I 10 praemiss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versus de VII sapientib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odarium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versus fortasse Clementis(?)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versus in Caesares Romanos ex Historia Augusta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versus Orphici ab Arnobio convers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Tarentinus senari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De Venere et Amorib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De Metri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versus fortasse Enn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versus fortasse Lucil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versus aevi Catullian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versus aevi Catulliani a Morel omissi</text:p>
          </table:table-cell>
          <table:table-cell office:value-type="string" calcext:value-type="string">
            <text:p>Fragmenta Poetarum Latinorum Epicorum et Lyricorum praeter Ennium et Lucilium, ed. C. Bu+chner, 1982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versus aevi Auguste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erioris aetatis versus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0</text:p>
          </table:table-cell>
          <table:table-cell office:value-type="string" calcext:value-type="string">
            <text:p>Anonymi Epici et Lyrici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versus reciproci</text:p>
          </table:table-cell>
          <table:table-cell office:value-type="string" calcext:value-type="string">
            <text:p>Fragmenta Poetarum Latinorum Epicorum et Lyricorum praeter Ennium et Lucilium, ed. W. Morel, 1927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Togatae Poetarum Incertorum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Atellanae Poetarum Incertorum</text:p>
          </table:table-cell>
          <table:table-cell office:value-type="string" calcext:value-type="string">
            <text:p>Scaenicae Romanorum Poesis Fragmenta,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Palliatae Poetarum Incertorum</text:p>
          </table:table-cell>
          <table:table-cell office:value-type="string" calcext:value-type="string">
            <text:p>Scaenicae Romanorum Poesis Fragmenta. Vol. 2, ed. O. Ribbeck, 1898</text:p>
          </table:table-cell>
        </table:table-row>
        <table:table-row table:style-name="ro1">
          <table:table-cell office:value-type="string" calcext:value-type="string">
            <text:p>LAT9505</text:p>
          </table:table-cell>
          <table:table-cell office:value-type="string" calcext:value-type="string">
            <text:p>Anonymi Comici et Tragici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Tragoediae Poetarum Incertorum</text:p>
          </table:table-cell>
          <table:table-cell office:value-type="string" calcext:value-type="string">
            <text:p>Scaenicae Romanorum Poesis Fragmenta. Vol. 1, ed. O. Ribbeck, 1897</text:p>
          </table:table-cell>
        </table:table-row>
        <table:table-row table:style-name="ro1">
          <table:table-cell office:value-type="string" calcext:value-type="string">
            <text:p>LAT9510</text:p>
          </table:table-cell>
          <table:table-cell office:value-type="string" calcext:value-type="string">
            <text:p>Anonymi Grammatici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grammatica</text:p>
          </table:table-cell>
          <table:table-cell office:value-type="string" calcext:value-type="string">
            <text:p>Grammaticae Romanae Fragmenta, ed. G. Funaioli, 1907</text:p>
          </table:table-cell>
        </table:table-row>
        <table:table-row table:style-name="ro1">
          <table:table-cell office:value-type="string" calcext:value-type="string">
            <text:p>LAT9969</text:p>
          </table:table-cell>
          <table:table-cell office:value-type="string" calcext:value-type="string">
            <text:p>Vita Iuvenalis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ta Iuvenalis</text:p>
          </table:table-cell>
          <table:table-cell office:value-type="string" calcext:value-type="string">
            <text:p>A. Persi Flacci et D. Iuni Iuvenalis Saturae, ed. W. V. Clausen, 1959</text:p>
          </table:table-cell>
        </table:table-row>
      </table:table>
      <table:named-expressions/>
      <table:database-ranges>
        <table:database-range table:name="__Anonymous_Sheet_DB__1" table:target-range-address="LatinLibrary.A1:LatinLibrary.B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'PHI5.3'.A1:'PHI5.3'.AMJ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8:57:09.2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8:39:57.812000000</meta:creation-date>
    <dc:date>2016-10-11T12:04:01.857000000</dc:date>
    <meta:editing-duration>PT3H13M30S</meta:editing-duration>
    <meta:editing-cycles>27</meta:editing-cycles>
    <meta:generator>LibreOffice/5.2.0.4$Windows_x86 LibreOffice_project/066b007f5ebcc236395c7d282ba488bca6720265</meta:generator>
    <meta:document-statistic meta:table-count="3" meta:cell-count="5916" meta:object-count="0"/>
  </office:meta>
</office:document-meta>
</file>